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57" table:default-cell-style-name="ce2"/>
        <table:table-row table:style-name="ro1">
          <table:table-cell office:value-type="string" calcext:value-type="string">
            <text:p>Smp/Frm</text:p>
          </table:table-cell>
          <table:table-cell office:value-type="float" office:value="512" calcext:value-type="float">
            <text:p>512,00</text:p>
          </table:table-cell>
          <table:table-cell office:value-type="string" calcext:value-type="string">
            <text:p>SampleRate</text:p>
          </table:table-cell>
          <table:table-cell office:value-type="float" office:value="44100" calcext:value-type="float">
            <text:p>44.100,00</text:p>
          </table:table-cell>
          <table:table-cell office:value-type="string" calcext:value-type="string">
            <text:p>SampleRatio</text:p>
          </table:table-cell>
          <table:table-cell table:formula="of:=[.D1]/[.D2]" office:value-type="float" office:value="0.91875" calcext:value-type="float">
            <text:p>0,92</text:p>
          </table:table-cell>
          <table:table-cell office:value-type="string" calcext:value-type="string">
            <text:p>48→44.1</text:p>
          </table:table-cell>
          <table:table-cell office:value-type="string" calcext:value-type="string">
            <text:p>Delay</text:p>
          </table:table-cell>
          <table:table-cell office:value-type="float" office:value="0" calcext:value-type="float">
            <text:p>0,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FX Smp/Frm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AFX SampleRate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D2]/[.D1]" office:value-type="float" office:value="1.08843537414966" calcext:value-type="float">
            <text:p>1,09</text:p>
          </table:table-cell>
          <table:table-cell office:value-type="string" calcext:value-type="string">
            <text:p>44.1→48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In Buffer</text:p>
          </table:table-cell>
          <table:table-cell office:value-type="string" calcext:value-type="string">
            <text:p>Filtered Samples</text:p>
          </table:table-cell>
          <table:table-cell office:value-type="string" calcext:value-type="string">
            <text:p>Converted Samples</text:p>
          </table:table-cell>
          <table:table-cell office:value-type="string" calcext:value-type="string">
            <text:p>Out Buffer</text:p>
          </table:table-cell>
          <table:table-cell table:style-name="Default" office:value-type="string" calcext:value-type="string">
            <text:p>Can Send Count</text:p>
          </table:table-cell>
          <table:table-cell office:value-type="string" calcext:value-type="string">
            <text:p>Sent Samples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[.$F$2]" office:value-type="float" office:value="557.278911564626" calcext:value-type="float">
            <text:p>557,28</text:p>
          </table:table-cell>
          <table:table-cell table:formula="of:=FLOOR([.B5]/[.$B$2])*[.$B$2]" office:value-type="float" office:value="480" calcext:value-type="float">
            <text:p>480</text:p>
          </table:table-cell>
          <table:table-cell table:formula="of:=[.C5]*[.$F$1]" office:value-type="float" office:value="441" calcext:value-type="float">
            <text:p>441,00</text:p>
          </table:table-cell>
          <table:table-cell table:formula="of:=[.D5]" office:value-type="float" office:value="441" calcext:value-type="float">
            <text:p>441,00</text:p>
          </table:table-cell>
          <table:table-cell table:style-name="Default" table:formula="of:=MAX(0;FLOOR([.E5]/MAX([.$B$1];[.$B$2]))-[.$I$1])" office:value-type="float" office:value="0" calcext:value-type="float">
            <text:p>0</text:p>
          </table:table-cell>
          <table:table-cell table:formula="of:=IF([.F5]&gt;0;MIN(1;FLOOR([.E5]/[.$B$1]))*[.$B$1];0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5]-[.C5])+[.$B$1]*[.$F$2]" office:value-type="float" office:value="634.557823129252" calcext:value-type="float">
            <text:p>634,56</text:p>
          </table:table-cell>
          <table:table-cell table:formula="of:=FLOOR([.B6]/[.$B$2])*[.$B$2]" office:value-type="float" office:value="480" calcext:value-type="float">
            <text:p>480</text:p>
          </table:table-cell>
          <table:table-cell table:formula="of:=[.C6]*[.$F$1]" office:value-type="float" office:value="441" calcext:value-type="float">
            <text:p>441,00</text:p>
          </table:table-cell>
          <table:table-cell table:formula="of:=([.E5]-[.G5])+[.D6]" office:value-type="float" office:value="882" calcext:value-type="float">
            <text:p>882,00</text:p>
          </table:table-cell>
          <table:table-cell table:style-name="Default" table:formula="of:=[.F5]+MAX(0;FLOOR([.E6]/(CEILING([.$B$2]/[.$B$1])*[.$B$1])-[.$I$1]))" office:value-type="float" office:value="1" calcext:value-type="float">
            <text:p>1</text:p>
          </table:table-cell>
          <table:table-cell table:formula="of:=IF([.F6]&gt;0;MIN(1;FLOOR([.E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6]-[.C6])+[.$B$1]*[.$F$2]" office:value-type="float" office:value="711.836734693878" calcext:value-type="float">
            <text:p>711,84</text:p>
          </table:table-cell>
          <table:table-cell table:formula="of:=FLOOR([.B7]/[.$B$2])*[.$B$2]" office:value-type="float" office:value="480" calcext:value-type="float">
            <text:p>480</text:p>
          </table:table-cell>
          <table:table-cell table:formula="of:=[.C7]*[.$F$1]" office:value-type="float" office:value="441" calcext:value-type="float">
            <text:p>441,00</text:p>
          </table:table-cell>
          <table:table-cell table:formula="of:=([.E6]-[.G6])+[.D7]" office:value-type="float" office:value="811" calcext:value-type="float">
            <text:p>811,00</text:p>
          </table:table-cell>
          <table:table-cell table:style-name="Default" table:formula="of:=[.F6]+MAX(0;FLOOR([.E7]/(CEILING([.$B$2]/[.$B$1])*[.$B$1])-[.$I$1]))" office:value-type="float" office:value="2" calcext:value-type="float">
            <text:p>2</text:p>
          </table:table-cell>
          <table:table-cell table:formula="of:=IF([.F7]&gt;0;MIN(1;FLOOR([.E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7]-[.C7])+[.$B$1]*[.$F$2]" office:value-type="float" office:value="789.115646258504" calcext:value-type="float">
            <text:p>789,12</text:p>
          </table:table-cell>
          <table:table-cell table:formula="of:=FLOOR([.B8]/[.$B$2])*[.$B$2]" office:value-type="float" office:value="480" calcext:value-type="float">
            <text:p>480</text:p>
          </table:table-cell>
          <table:table-cell table:formula="of:=[.C8]*[.$F$1]" office:value-type="float" office:value="441" calcext:value-type="float">
            <text:p>441,00</text:p>
          </table:table-cell>
          <table:table-cell table:formula="of:=([.E7]-[.G7])+[.D8]" office:value-type="float" office:value="740" calcext:value-type="float">
            <text:p>740,00</text:p>
          </table:table-cell>
          <table:table-cell table:style-name="Default" table:formula="of:=[.F7]+MAX(0;FLOOR([.E8]/(CEILING([.$B$2]/[.$B$1])*[.$B$1])-[.$I$1]))" office:value-type="float" office:value="3" calcext:value-type="float">
            <text:p>3</text:p>
          </table:table-cell>
          <table:table-cell table:formula="of:=IF([.F8]&gt;0;MIN(1;FLOOR([.E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8]-[.C8])+[.$B$1]*[.$F$2]" office:value-type="float" office:value="866.39455782313" calcext:value-type="float">
            <text:p>866,39</text:p>
          </table:table-cell>
          <table:table-cell table:formula="of:=FLOOR([.B9]/[.$B$2])*[.$B$2]" office:value-type="float" office:value="480" calcext:value-type="float">
            <text:p>480</text:p>
          </table:table-cell>
          <table:table-cell table:formula="of:=[.C9]*[.$F$1]" office:value-type="float" office:value="441" calcext:value-type="float">
            <text:p>441,00</text:p>
          </table:table-cell>
          <table:table-cell table:formula="of:=([.E8]-[.G8])+[.D9]" office:value-type="float" office:value="669" calcext:value-type="float">
            <text:p>669,00</text:p>
          </table:table-cell>
          <table:table-cell table:style-name="Default" table:formula="of:=[.F8]+MAX(0;FLOOR([.E9]/(CEILING([.$B$2]/[.$B$1])*[.$B$1])-[.$I$1]))" office:value-type="float" office:value="4" calcext:value-type="float">
            <text:p>4</text:p>
          </table:table-cell>
          <table:table-cell table:formula="of:=IF([.F9]&gt;0;MIN(1;FLOOR([.E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9]-[.C9])+[.$B$1]*[.$F$2]" office:value-type="float" office:value="943.673469387755" calcext:value-type="float">
            <text:p>943,67</text:p>
          </table:table-cell>
          <table:table-cell table:formula="of:=FLOOR([.B10]/[.$B$2])*[.$B$2]" office:value-type="float" office:value="480" calcext:value-type="float">
            <text:p>480</text:p>
          </table:table-cell>
          <table:table-cell table:formula="of:=[.C10]*[.$F$1]" office:value-type="float" office:value="441" calcext:value-type="float">
            <text:p>441,00</text:p>
          </table:table-cell>
          <table:table-cell table:formula="of:=([.E9]-[.G9])+[.D10]" office:value-type="float" office:value="598" calcext:value-type="float">
            <text:p>598,00</text:p>
          </table:table-cell>
          <table:table-cell table:style-name="Default" table:formula="of:=[.F9]+MAX(0;FLOOR([.E10]/(CEILING([.$B$2]/[.$B$1])*[.$B$1])-[.$I$1]))" office:value-type="float" office:value="5" calcext:value-type="float">
            <text:p>5</text:p>
          </table:table-cell>
          <table:table-cell table:formula="of:=IF([.F10]&gt;0;MIN(1;FLOOR([.E1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10]-[.C10])+[.$B$1]*[.$F$2]" office:value-type="float" office:value="1020.95238095238" calcext:value-type="float">
            <text:p>1.020,95</text:p>
          </table:table-cell>
          <table:table-cell table:formula="of:=FLOOR([.B11]/[.$B$2])*[.$B$2]" office:value-type="float" office:value="960" calcext:value-type="float">
            <text:p>960</text:p>
          </table:table-cell>
          <table:table-cell table:formula="of:=[.C11]*[.$F$1]" office:value-type="float" office:value="882" calcext:value-type="float">
            <text:p>882,00</text:p>
          </table:table-cell>
          <table:table-cell table:formula="of:=([.E10]-[.G10])+[.D11]" office:value-type="float" office:value="968" calcext:value-type="float">
            <text:p>968,00</text:p>
          </table:table-cell>
          <table:table-cell table:style-name="Default" table:formula="of:=[.F10]+MAX(0;FLOOR([.E11]/(CEILING([.$B$2]/[.$B$1])*[.$B$1])-[.$I$1]))" office:value-type="float" office:value="6" calcext:value-type="float">
            <text:p>6</text:p>
          </table:table-cell>
          <table:table-cell table:formula="of:=IF([.F11]&gt;0;MIN(1;FLOOR([.E1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11]-[.C11])+[.$B$1]*[.$F$2]" office:value-type="float" office:value="618.231292517007" calcext:value-type="float">
            <text:p>618,23</text:p>
          </table:table-cell>
          <table:table-cell table:formula="of:=FLOOR([.B12]/[.$B$2])*[.$B$2]" office:value-type="float" office:value="480" calcext:value-type="float">
            <text:p>480</text:p>
          </table:table-cell>
          <table:table-cell table:formula="of:=[.C12]*[.$F$1]" office:value-type="float" office:value="441" calcext:value-type="float">
            <text:p>441,00</text:p>
          </table:table-cell>
          <table:table-cell table:formula="of:=([.E11]-[.G11])+[.D12]" office:value-type="float" office:value="897" calcext:value-type="float">
            <text:p>897,00</text:p>
          </table:table-cell>
          <table:table-cell table:style-name="Default" table:formula="of:=[.F11]+MAX(0;FLOOR([.E12]/(CEILING([.$B$2]/[.$B$1])*[.$B$1])-[.$I$1]))" office:value-type="float" office:value="7" calcext:value-type="float">
            <text:p>7</text:p>
          </table:table-cell>
          <table:table-cell table:formula="of:=IF([.F12]&gt;0;MIN(1;FLOOR([.E1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12]-[.C12])+[.$B$1]*[.$F$2]" office:value-type="float" office:value="695.510204081633" calcext:value-type="float">
            <text:p>695,51</text:p>
          </table:table-cell>
          <table:table-cell table:formula="of:=FLOOR([.B13]/[.$B$2])*[.$B$2]" office:value-type="float" office:value="480" calcext:value-type="float">
            <text:p>480</text:p>
          </table:table-cell>
          <table:table-cell table:formula="of:=[.C13]*[.$F$1]" office:value-type="float" office:value="441" calcext:value-type="float">
            <text:p>441,00</text:p>
          </table:table-cell>
          <table:table-cell table:formula="of:=([.E12]-[.G12])+[.D13]" office:value-type="float" office:value="826.000000000001" calcext:value-type="float">
            <text:p>826,00</text:p>
          </table:table-cell>
          <table:table-cell table:style-name="Default" table:formula="of:=[.F12]+MAX(0;FLOOR([.E13]/(CEILING([.$B$2]/[.$B$1])*[.$B$1])-[.$I$1]))" office:value-type="float" office:value="8" calcext:value-type="float">
            <text:p>8</text:p>
          </table:table-cell>
          <table:table-cell table:formula="of:=IF([.F13]&gt;0;MIN(1;FLOOR([.E1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13]-[.C13])+[.$B$1]*[.$F$2]" office:value-type="float" office:value="772.789115646259" calcext:value-type="float">
            <text:p>772,79</text:p>
          </table:table-cell>
          <table:table-cell table:formula="of:=FLOOR([.B14]/[.$B$2])*[.$B$2]" office:value-type="float" office:value="480" calcext:value-type="float">
            <text:p>480</text:p>
          </table:table-cell>
          <table:table-cell table:formula="of:=[.C14]*[.$F$1]" office:value-type="float" office:value="441" calcext:value-type="float">
            <text:p>441,00</text:p>
          </table:table-cell>
          <table:table-cell table:formula="of:=([.E13]-[.G13])+[.D14]" office:value-type="float" office:value="755" calcext:value-type="float">
            <text:p>755,00</text:p>
          </table:table-cell>
          <table:table-cell table:style-name="Default" table:formula="of:=[.F13]+MAX(0;FLOOR([.E14]/(CEILING([.$B$2]/[.$B$1])*[.$B$1])-[.$I$1]))" office:value-type="float" office:value="9" calcext:value-type="float">
            <text:p>9</text:p>
          </table:table-cell>
          <table:table-cell table:formula="of:=IF([.F14]&gt;0;MIN(1;FLOOR([.E1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14]-[.C14])+[.$B$1]*[.$F$2]" office:value-type="float" office:value="850.068027210885" calcext:value-type="float">
            <text:p>850,07</text:p>
          </table:table-cell>
          <table:table-cell table:formula="of:=FLOOR([.B15]/[.$B$2])*[.$B$2]" office:value-type="float" office:value="480" calcext:value-type="float">
            <text:p>480</text:p>
          </table:table-cell>
          <table:table-cell table:formula="of:=[.C15]*[.$F$1]" office:value-type="float" office:value="441" calcext:value-type="float">
            <text:p>441,00</text:p>
          </table:table-cell>
          <table:table-cell table:formula="of:=([.E14]-[.G14])+[.D15]" office:value-type="float" office:value="684" calcext:value-type="float">
            <text:p>684,00</text:p>
          </table:table-cell>
          <table:table-cell table:style-name="Default" table:formula="of:=[.F14]+MAX(0;FLOOR([.E15]/(CEILING([.$B$2]/[.$B$1])*[.$B$1])-[.$I$1]))" office:value-type="float" office:value="10" calcext:value-type="float">
            <text:p>10</text:p>
          </table:table-cell>
          <table:table-cell table:formula="of:=IF([.F15]&gt;0;MIN(1;FLOOR([.E1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15]-[.C15])+[.$B$1]*[.$F$2]" office:value-type="float" office:value="927.346938775511" calcext:value-type="float">
            <text:p>927,35</text:p>
          </table:table-cell>
          <table:table-cell table:formula="of:=FLOOR([.B16]/[.$B$2])*[.$B$2]" office:value-type="float" office:value="480" calcext:value-type="float">
            <text:p>480</text:p>
          </table:table-cell>
          <table:table-cell table:formula="of:=[.C16]*[.$F$1]" office:value-type="float" office:value="441" calcext:value-type="float">
            <text:p>441,00</text:p>
          </table:table-cell>
          <table:table-cell table:formula="of:=([.E15]-[.G15])+[.D16]" office:value-type="float" office:value="613" calcext:value-type="float">
            <text:p>613,00</text:p>
          </table:table-cell>
          <table:table-cell table:style-name="Default" table:formula="of:=[.F15]+MAX(0;FLOOR([.E16]/(CEILING([.$B$2]/[.$B$1])*[.$B$1])-[.$I$1]))" office:value-type="float" office:value="11" calcext:value-type="float">
            <text:p>11</text:p>
          </table:table-cell>
          <table:table-cell table:formula="of:=IF([.F16]&gt;0;MIN(1;FLOOR([.E1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16]-[.C16])+[.$B$1]*[.$F$2]" office:value-type="float" office:value="1004.62585034014" calcext:value-type="float">
            <text:p>1.004,63</text:p>
          </table:table-cell>
          <table:table-cell table:formula="of:=FLOOR([.B17]/[.$B$2])*[.$B$2]" office:value-type="float" office:value="960" calcext:value-type="float">
            <text:p>960</text:p>
          </table:table-cell>
          <table:table-cell table:formula="of:=[.C17]*[.$F$1]" office:value-type="float" office:value="882" calcext:value-type="float">
            <text:p>882,00</text:p>
          </table:table-cell>
          <table:table-cell table:formula="of:=([.E16]-[.G16])+[.D17]" office:value-type="float" office:value="983.000000000001" calcext:value-type="float">
            <text:p>983,00</text:p>
          </table:table-cell>
          <table:table-cell table:style-name="Default" table:formula="of:=[.F16]+MAX(0;FLOOR([.E17]/(CEILING([.$B$2]/[.$B$1])*[.$B$1])-[.$I$1]))" office:value-type="float" office:value="12" calcext:value-type="float">
            <text:p>12</text:p>
          </table:table-cell>
          <table:table-cell table:formula="of:=IF([.F17]&gt;0;MIN(1;FLOOR([.E1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17]-[.C17])+[.$B$1]*[.$F$2]" office:value-type="float" office:value="601.904761904763" calcext:value-type="float">
            <text:p>601,90</text:p>
          </table:table-cell>
          <table:table-cell table:formula="of:=FLOOR([.B18]/[.$B$2])*[.$B$2]" office:value-type="float" office:value="480" calcext:value-type="float">
            <text:p>480</text:p>
          </table:table-cell>
          <table:table-cell table:formula="of:=[.C18]*[.$F$1]" office:value-type="float" office:value="441" calcext:value-type="float">
            <text:p>441,00</text:p>
          </table:table-cell>
          <table:table-cell table:formula="of:=([.E17]-[.G17])+[.D18]" office:value-type="float" office:value="912.000000000001" calcext:value-type="float">
            <text:p>912,00</text:p>
          </table:table-cell>
          <table:table-cell table:style-name="Default" table:formula="of:=[.F17]+MAX(0;FLOOR([.E18]/(CEILING([.$B$2]/[.$B$1])*[.$B$1])-[.$I$1]))" office:value-type="float" office:value="13" calcext:value-type="float">
            <text:p>13</text:p>
          </table:table-cell>
          <table:table-cell table:formula="of:=IF([.F18]&gt;0;MIN(1;FLOOR([.E1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18]-[.C18])+[.$B$1]*[.$F$2]" office:value-type="float" office:value="679.183673469389" calcext:value-type="float">
            <text:p>679,18</text:p>
          </table:table-cell>
          <table:table-cell table:formula="of:=FLOOR([.B19]/[.$B$2])*[.$B$2]" office:value-type="float" office:value="480" calcext:value-type="float">
            <text:p>480</text:p>
          </table:table-cell>
          <table:table-cell table:formula="of:=[.C19]*[.$F$1]" office:value-type="float" office:value="441" calcext:value-type="float">
            <text:p>441,00</text:p>
          </table:table-cell>
          <table:table-cell table:formula="of:=([.E18]-[.G18])+[.D19]" office:value-type="float" office:value="841.000000000001" calcext:value-type="float">
            <text:p>841,00</text:p>
          </table:table-cell>
          <table:table-cell table:style-name="Default" table:formula="of:=[.F18]+MAX(0;FLOOR([.E19]/(CEILING([.$B$2]/[.$B$1])*[.$B$1])-[.$I$1]))" office:value-type="float" office:value="14" calcext:value-type="float">
            <text:p>14</text:p>
          </table:table-cell>
          <table:table-cell table:formula="of:=IF([.F19]&gt;0;MIN(1;FLOOR([.E1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19]-[.C19])+[.$B$1]*[.$F$2]" office:value-type="float" office:value="756.462585034014" calcext:value-type="float">
            <text:p>756,46</text:p>
          </table:table-cell>
          <table:table-cell table:formula="of:=FLOOR([.B20]/[.$B$2])*[.$B$2]" office:value-type="float" office:value="480" calcext:value-type="float">
            <text:p>480</text:p>
          </table:table-cell>
          <table:table-cell table:formula="of:=[.C20]*[.$F$1]" office:value-type="float" office:value="441" calcext:value-type="float">
            <text:p>441,00</text:p>
          </table:table-cell>
          <table:table-cell table:formula="of:=([.E19]-[.G19])+[.D20]" office:value-type="float" office:value="770.000000000001" calcext:value-type="float">
            <text:p>770,00</text:p>
          </table:table-cell>
          <table:table-cell table:style-name="Default" table:formula="of:=[.F19]+MAX(0;FLOOR([.E20]/(CEILING([.$B$2]/[.$B$1])*[.$B$1])-[.$I$1]))" office:value-type="float" office:value="15" calcext:value-type="float">
            <text:p>15</text:p>
          </table:table-cell>
          <table:table-cell table:formula="of:=IF([.F20]&gt;0;MIN(1;FLOOR([.E2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20]-[.C20])+[.$B$1]*[.$F$2]" office:value-type="float" office:value="833.74149659864" calcext:value-type="float">
            <text:p>833,74</text:p>
          </table:table-cell>
          <table:table-cell table:formula="of:=FLOOR([.B21]/[.$B$2])*[.$B$2]" office:value-type="float" office:value="480" calcext:value-type="float">
            <text:p>480</text:p>
          </table:table-cell>
          <table:table-cell table:formula="of:=[.C21]*[.$F$1]" office:value-type="float" office:value="441" calcext:value-type="float">
            <text:p>441,00</text:p>
          </table:table-cell>
          <table:table-cell table:formula="of:=([.E20]-[.G20])+[.D21]" office:value-type="float" office:value="699.000000000001" calcext:value-type="float">
            <text:p>699,00</text:p>
          </table:table-cell>
          <table:table-cell table:style-name="Default" table:formula="of:=[.F20]+MAX(0;FLOOR([.E21]/(CEILING([.$B$2]/[.$B$1])*[.$B$1])-[.$I$1]))" office:value-type="float" office:value="16" calcext:value-type="float">
            <text:p>16</text:p>
          </table:table-cell>
          <table:table-cell table:formula="of:=IF([.F21]&gt;0;MIN(1;FLOOR([.E2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21]-[.C21])+[.$B$1]*[.$F$2]" office:value-type="float" office:value="911.020408163266" calcext:value-type="float">
            <text:p>911,02</text:p>
          </table:table-cell>
          <table:table-cell table:formula="of:=FLOOR([.B22]/[.$B$2])*[.$B$2]" office:value-type="float" office:value="480" calcext:value-type="float">
            <text:p>480</text:p>
          </table:table-cell>
          <table:table-cell table:formula="of:=[.C22]*[.$F$1]" office:value-type="float" office:value="441" calcext:value-type="float">
            <text:p>441,00</text:p>
          </table:table-cell>
          <table:table-cell table:formula="of:=([.E21]-[.G21])+[.D22]" office:value-type="float" office:value="628.000000000001" calcext:value-type="float">
            <text:p>628,00</text:p>
          </table:table-cell>
          <table:table-cell table:style-name="Default" table:formula="of:=[.F21]+MAX(0;FLOOR([.E22]/(CEILING([.$B$2]/[.$B$1])*[.$B$1])-[.$I$1]))" office:value-type="float" office:value="17" calcext:value-type="float">
            <text:p>17</text:p>
          </table:table-cell>
          <table:table-cell table:formula="of:=IF([.F22]&gt;0;MIN(1;FLOOR([.E2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22]-[.C22])+[.$B$1]*[.$F$2]" office:value-type="float" office:value="988.299319727892" calcext:value-type="float">
            <text:p>988,30</text:p>
          </table:table-cell>
          <table:table-cell table:formula="of:=FLOOR([.B23]/[.$B$2])*[.$B$2]" office:value-type="float" office:value="960" calcext:value-type="float">
            <text:p>960</text:p>
          </table:table-cell>
          <table:table-cell table:formula="of:=[.C23]*[.$F$1]" office:value-type="float" office:value="882" calcext:value-type="float">
            <text:p>882,00</text:p>
          </table:table-cell>
          <table:table-cell table:formula="of:=([.E22]-[.G22])+[.D23]" office:value-type="float" office:value="998.000000000001" calcext:value-type="float">
            <text:p>998,00</text:p>
          </table:table-cell>
          <table:table-cell table:style-name="Default" table:formula="of:=[.F22]+MAX(0;FLOOR([.E23]/(CEILING([.$B$2]/[.$B$1])*[.$B$1])-[.$I$1]))" office:value-type="float" office:value="18" calcext:value-type="float">
            <text:p>18</text:p>
          </table:table-cell>
          <table:table-cell table:formula="of:=IF([.F23]&gt;0;MIN(1;FLOOR([.E2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23]-[.C23])+[.$B$1]*[.$F$2]" office:value-type="float" office:value="585.578231292518" calcext:value-type="float">
            <text:p>585,58</text:p>
          </table:table-cell>
          <table:table-cell table:formula="of:=FLOOR([.B24]/[.$B$2])*[.$B$2]" office:value-type="float" office:value="480" calcext:value-type="float">
            <text:p>480</text:p>
          </table:table-cell>
          <table:table-cell table:formula="of:=[.C24]*[.$F$1]" office:value-type="float" office:value="441" calcext:value-type="float">
            <text:p>441,00</text:p>
          </table:table-cell>
          <table:table-cell table:formula="of:=([.E23]-[.G23])+[.D24]" office:value-type="float" office:value="927.000000000001" calcext:value-type="float">
            <text:p>927,00</text:p>
          </table:table-cell>
          <table:table-cell table:style-name="Default" table:formula="of:=[.F23]+MAX(0;FLOOR([.E24]/(CEILING([.$B$2]/[.$B$1])*[.$B$1])-[.$I$1]))" office:value-type="float" office:value="19" calcext:value-type="float">
            <text:p>19</text:p>
          </table:table-cell>
          <table:table-cell table:formula="of:=IF([.F24]&gt;0;MIN(1;FLOOR([.E2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24]-[.C24])+[.$B$1]*[.$F$2]" office:value-type="float" office:value="662.857142857144" calcext:value-type="float">
            <text:p>662,86</text:p>
          </table:table-cell>
          <table:table-cell table:formula="of:=FLOOR([.B25]/[.$B$2])*[.$B$2]" office:value-type="float" office:value="480" calcext:value-type="float">
            <text:p>480</text:p>
          </table:table-cell>
          <table:table-cell table:formula="of:=[.C25]*[.$F$1]" office:value-type="float" office:value="441" calcext:value-type="float">
            <text:p>441,00</text:p>
          </table:table-cell>
          <table:table-cell table:formula="of:=([.E24]-[.G24])+[.D25]" office:value-type="float" office:value="856.000000000001" calcext:value-type="float">
            <text:p>856,00</text:p>
          </table:table-cell>
          <table:table-cell table:style-name="Default" table:formula="of:=[.F24]+MAX(0;FLOOR([.E25]/(CEILING([.$B$2]/[.$B$1])*[.$B$1])-[.$I$1]))" office:value-type="float" office:value="20" calcext:value-type="float">
            <text:p>20</text:p>
          </table:table-cell>
          <table:table-cell table:formula="of:=IF([.F25]&gt;0;MIN(1;FLOOR([.E2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B25]-[.C25])+[.$B$1]*[.$F$2]" office:value-type="float" office:value="740.13605442177" calcext:value-type="float">
            <text:p>740,14</text:p>
          </table:table-cell>
          <table:table-cell table:formula="of:=FLOOR([.B26]/[.$B$2])*[.$B$2]" office:value-type="float" office:value="480" calcext:value-type="float">
            <text:p>480</text:p>
          </table:table-cell>
          <table:table-cell table:formula="of:=[.C26]*[.$F$1]" office:value-type="float" office:value="441" calcext:value-type="float">
            <text:p>441,00</text:p>
          </table:table-cell>
          <table:table-cell table:formula="of:=([.E25]-[.G25])+[.D26]" office:value-type="float" office:value="785.000000000001" calcext:value-type="float">
            <text:p>785,00</text:p>
          </table:table-cell>
          <table:table-cell table:style-name="Default" table:formula="of:=[.F25]+MAX(0;FLOOR([.E26]/(CEILING([.$B$2]/[.$B$1])*[.$B$1])-[.$I$1]))" office:value-type="float" office:value="21" calcext:value-type="float">
            <text:p>21</text:p>
          </table:table-cell>
          <table:table-cell table:formula="of:=IF([.F26]&gt;0;MIN(1;FLOOR([.E2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B26]-[.C26])+[.$B$1]*[.$F$2]" office:value-type="float" office:value="817.414965986396" calcext:value-type="float">
            <text:p>817,41</text:p>
          </table:table-cell>
          <table:table-cell table:formula="of:=FLOOR([.B27]/[.$B$2])*[.$B$2]" office:value-type="float" office:value="480" calcext:value-type="float">
            <text:p>480</text:p>
          </table:table-cell>
          <table:table-cell table:formula="of:=[.C27]*[.$F$1]" office:value-type="float" office:value="441" calcext:value-type="float">
            <text:p>441,00</text:p>
          </table:table-cell>
          <table:table-cell table:formula="of:=([.E26]-[.G26])+[.D27]" office:value-type="float" office:value="714.000000000001" calcext:value-type="float">
            <text:p>714,00</text:p>
          </table:table-cell>
          <table:table-cell table:style-name="Default" table:formula="of:=[.F26]+MAX(0;FLOOR([.E27]/(CEILING([.$B$2]/[.$B$1])*[.$B$1])-[.$I$1]))" office:value-type="float" office:value="22" calcext:value-type="float">
            <text:p>22</text:p>
          </table:table-cell>
          <table:table-cell table:formula="of:=IF([.F27]&gt;0;MIN(1;FLOOR([.E2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27]-[.C27])+[.$B$1]*[.$F$2]" office:value-type="float" office:value="894.693877551022" calcext:value-type="float">
            <text:p>894,69</text:p>
          </table:table-cell>
          <table:table-cell table:formula="of:=FLOOR([.B28]/[.$B$2])*[.$B$2]" office:value-type="float" office:value="480" calcext:value-type="float">
            <text:p>480</text:p>
          </table:table-cell>
          <table:table-cell table:formula="of:=[.C28]*[.$F$1]" office:value-type="float" office:value="441" calcext:value-type="float">
            <text:p>441,00</text:p>
          </table:table-cell>
          <table:table-cell table:formula="of:=([.E27]-[.G27])+[.D28]" office:value-type="float" office:value="643.000000000001" calcext:value-type="float">
            <text:p>643,00</text:p>
          </table:table-cell>
          <table:table-cell table:style-name="Default" table:formula="of:=[.F27]+MAX(0;FLOOR([.E28]/(CEILING([.$B$2]/[.$B$1])*[.$B$1])-[.$I$1]))" office:value-type="float" office:value="23" calcext:value-type="float">
            <text:p>23</text:p>
          </table:table-cell>
          <table:table-cell table:formula="of:=IF([.F28]&gt;0;MIN(1;FLOOR([.E2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B28]-[.C28])+[.$B$1]*[.$F$2]" office:value-type="float" office:value="971.972789115648" calcext:value-type="float">
            <text:p>971,97</text:p>
          </table:table-cell>
          <table:table-cell table:formula="of:=FLOOR([.B29]/[.$B$2])*[.$B$2]" office:value-type="float" office:value="960" calcext:value-type="float">
            <text:p>960</text:p>
          </table:table-cell>
          <table:table-cell table:formula="of:=[.C29]*[.$F$1]" office:value-type="float" office:value="882" calcext:value-type="float">
            <text:p>882,00</text:p>
          </table:table-cell>
          <table:table-cell table:formula="of:=([.E28]-[.G28])+[.D29]" office:value-type="float" office:value="1013" calcext:value-type="float">
            <text:p>1.013,00</text:p>
          </table:table-cell>
          <table:table-cell table:style-name="Default" table:formula="of:=[.F28]+MAX(0;FLOOR([.E29]/(CEILING([.$B$2]/[.$B$1])*[.$B$1])-[.$I$1]))" office:value-type="float" office:value="24" calcext:value-type="float">
            <text:p>24</text:p>
          </table:table-cell>
          <table:table-cell table:formula="of:=IF([.F29]&gt;0;MIN(1;FLOOR([.E2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29]-[.C29])+[.$B$1]*[.$F$2]" office:value-type="float" office:value="569.251700680273" calcext:value-type="float">
            <text:p>569,25</text:p>
          </table:table-cell>
          <table:table-cell table:formula="of:=FLOOR([.B30]/[.$B$2])*[.$B$2]" office:value-type="float" office:value="480" calcext:value-type="float">
            <text:p>480</text:p>
          </table:table-cell>
          <table:table-cell table:formula="of:=[.C30]*[.$F$1]" office:value-type="float" office:value="441" calcext:value-type="float">
            <text:p>441,00</text:p>
          </table:table-cell>
          <table:table-cell table:formula="of:=([.E29]-[.G29])+[.D30]" office:value-type="float" office:value="942.000000000001" calcext:value-type="float">
            <text:p>942,00</text:p>
          </table:table-cell>
          <table:table-cell table:style-name="Default" table:formula="of:=[.F29]+MAX(0;FLOOR([.E30]/(CEILING([.$B$2]/[.$B$1])*[.$B$1])-[.$I$1]))" office:value-type="float" office:value="25" calcext:value-type="float">
            <text:p>25</text:p>
          </table:table-cell>
          <table:table-cell table:formula="of:=IF([.F30]&gt;0;MIN(1;FLOOR([.E3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30]-[.C30])+[.$B$1]*[.$F$2]" office:value-type="float" office:value="646.530612244899" calcext:value-type="float">
            <text:p>646,53</text:p>
          </table:table-cell>
          <table:table-cell table:formula="of:=FLOOR([.B31]/[.$B$2])*[.$B$2]" office:value-type="float" office:value="480" calcext:value-type="float">
            <text:p>480</text:p>
          </table:table-cell>
          <table:table-cell table:formula="of:=[.C31]*[.$F$1]" office:value-type="float" office:value="441" calcext:value-type="float">
            <text:p>441,00</text:p>
          </table:table-cell>
          <table:table-cell table:formula="of:=([.E30]-[.G30])+[.D31]" office:value-type="float" office:value="871.000000000001" calcext:value-type="float">
            <text:p>871,00</text:p>
          </table:table-cell>
          <table:table-cell table:style-name="Default" table:formula="of:=[.F30]+MAX(0;FLOOR([.E31]/(CEILING([.$B$2]/[.$B$1])*[.$B$1])-[.$I$1]))" office:value-type="float" office:value="26" calcext:value-type="float">
            <text:p>26</text:p>
          </table:table-cell>
          <table:table-cell table:formula="of:=IF([.F31]&gt;0;MIN(1;FLOOR([.E3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31]-[.C31])+[.$B$1]*[.$F$2]" office:value-type="float" office:value="723.809523809525" calcext:value-type="float">
            <text:p>723,81</text:p>
          </table:table-cell>
          <table:table-cell table:formula="of:=FLOOR([.B32]/[.$B$2])*[.$B$2]" office:value-type="float" office:value="480" calcext:value-type="float">
            <text:p>480</text:p>
          </table:table-cell>
          <table:table-cell table:formula="of:=[.C32]*[.$F$1]" office:value-type="float" office:value="441" calcext:value-type="float">
            <text:p>441,00</text:p>
          </table:table-cell>
          <table:table-cell table:formula="of:=([.E31]-[.G31])+[.D32]" office:value-type="float" office:value="800.000000000001" calcext:value-type="float">
            <text:p>800,00</text:p>
          </table:table-cell>
          <table:table-cell table:style-name="Default" table:formula="of:=[.F31]+MAX(0;FLOOR([.E32]/(CEILING([.$B$2]/[.$B$1])*[.$B$1])-[.$I$1]))" office:value-type="float" office:value="27" calcext:value-type="float">
            <text:p>27</text:p>
          </table:table-cell>
          <table:table-cell table:formula="of:=IF([.F32]&gt;0;MIN(1;FLOOR([.E3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B32]-[.C32])+[.$B$1]*[.$F$2]" office:value-type="float" office:value="801.088435374151" calcext:value-type="float">
            <text:p>801,09</text:p>
          </table:table-cell>
          <table:table-cell table:formula="of:=FLOOR([.B33]/[.$B$2])*[.$B$2]" office:value-type="float" office:value="480" calcext:value-type="float">
            <text:p>480</text:p>
          </table:table-cell>
          <table:table-cell table:formula="of:=[.C33]*[.$F$1]" office:value-type="float" office:value="441" calcext:value-type="float">
            <text:p>441,00</text:p>
          </table:table-cell>
          <table:table-cell table:formula="of:=([.E32]-[.G32])+[.D33]" office:value-type="float" office:value="729.000000000001" calcext:value-type="float">
            <text:p>729,00</text:p>
          </table:table-cell>
          <table:table-cell table:style-name="Default" table:formula="of:=[.F32]+MAX(0;FLOOR([.E33]/(CEILING([.$B$2]/[.$B$1])*[.$B$1])-[.$I$1]))" office:value-type="float" office:value="28" calcext:value-type="float">
            <text:p>28</text:p>
          </table:table-cell>
          <table:table-cell table:formula="of:=IF([.F33]&gt;0;MIN(1;FLOOR([.E3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B33]-[.C33])+[.$B$1]*[.$F$2]" office:value-type="float" office:value="878.367346938777" calcext:value-type="float">
            <text:p>878,37</text:p>
          </table:table-cell>
          <table:table-cell table:formula="of:=FLOOR([.B34]/[.$B$2])*[.$B$2]" office:value-type="float" office:value="480" calcext:value-type="float">
            <text:p>480</text:p>
          </table:table-cell>
          <table:table-cell table:formula="of:=[.C34]*[.$F$1]" office:value-type="float" office:value="441" calcext:value-type="float">
            <text:p>441,00</text:p>
          </table:table-cell>
          <table:table-cell table:formula="of:=([.E33]-[.G33])+[.D34]" office:value-type="float" office:value="658.000000000001" calcext:value-type="float">
            <text:p>658,00</text:p>
          </table:table-cell>
          <table:table-cell table:style-name="Default" table:formula="of:=[.F33]+MAX(0;FLOOR([.E34]/(CEILING([.$B$2]/[.$B$1])*[.$B$1])-[.$I$1]))" office:value-type="float" office:value="29" calcext:value-type="float">
            <text:p>29</text:p>
          </table:table-cell>
          <table:table-cell table:formula="of:=IF([.F34]&gt;0;MIN(1;FLOOR([.E3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B34]-[.C34])+[.$B$1]*[.$F$2]" office:value-type="float" office:value="955.646258503403" calcext:value-type="float">
            <text:p>955,65</text:p>
          </table:table-cell>
          <table:table-cell table:formula="of:=FLOOR([.B35]/[.$B$2])*[.$B$2]" office:value-type="float" office:value="480" calcext:value-type="float">
            <text:p>480</text:p>
          </table:table-cell>
          <table:table-cell table:formula="of:=[.C35]*[.$F$1]" office:value-type="float" office:value="441" calcext:value-type="float">
            <text:p>441,00</text:p>
          </table:table-cell>
          <table:table-cell table:formula="of:=([.E34]-[.G34])+[.D35]" office:value-type="float" office:value="587.000000000001" calcext:value-type="float">
            <text:p>587,00</text:p>
          </table:table-cell>
          <table:table-cell table:style-name="Default" table:formula="of:=[.F34]+MAX(0;FLOOR([.E35]/(CEILING([.$B$2]/[.$B$1])*[.$B$1])-[.$I$1]))" office:value-type="float" office:value="30" calcext:value-type="float">
            <text:p>30</text:p>
          </table:table-cell>
          <table:table-cell table:formula="of:=IF([.F35]&gt;0;MIN(1;FLOOR([.E3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B35]-[.C35])+[.$B$1]*[.$F$2]" office:value-type="float" office:value="1032.92517006803" calcext:value-type="float">
            <text:p>1.032,93</text:p>
          </table:table-cell>
          <table:table-cell table:formula="of:=FLOOR([.B36]/[.$B$2])*[.$B$2]" office:value-type="float" office:value="960" calcext:value-type="float">
            <text:p>960</text:p>
          </table:table-cell>
          <table:table-cell table:formula="of:=[.C36]*[.$F$1]" office:value-type="float" office:value="882" calcext:value-type="float">
            <text:p>882,00</text:p>
          </table:table-cell>
          <table:table-cell table:formula="of:=([.E35]-[.G35])+[.D36]" office:value-type="float" office:value="957.000000000001" calcext:value-type="float">
            <text:p>957,00</text:p>
          </table:table-cell>
          <table:table-cell table:style-name="Default" table:formula="of:=[.F35]+MAX(0;FLOOR([.E36]/(CEILING([.$B$2]/[.$B$1])*[.$B$1])-[.$I$1]))" office:value-type="float" office:value="31" calcext:value-type="float">
            <text:p>31</text:p>
          </table:table-cell>
          <table:table-cell table:formula="of:=IF([.F36]&gt;0;MIN(1;FLOOR([.E3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B36]-[.C36])+[.$B$1]*[.$F$2]" office:value-type="float" office:value="630.204081632655" calcext:value-type="float">
            <text:p>630,20</text:p>
          </table:table-cell>
          <table:table-cell table:formula="of:=FLOOR([.B37]/[.$B$2])*[.$B$2]" office:value-type="float" office:value="480" calcext:value-type="float">
            <text:p>480</text:p>
          </table:table-cell>
          <table:table-cell table:formula="of:=[.C37]*[.$F$1]" office:value-type="float" office:value="441" calcext:value-type="float">
            <text:p>441,00</text:p>
          </table:table-cell>
          <table:table-cell table:formula="of:=([.E36]-[.G36])+[.D37]" office:value-type="float" office:value="886.000000000001" calcext:value-type="float">
            <text:p>886,00</text:p>
          </table:table-cell>
          <table:table-cell table:style-name="Default" table:formula="of:=[.F36]+MAX(0;FLOOR([.E37]/(CEILING([.$B$2]/[.$B$1])*[.$B$1])-[.$I$1]))" office:value-type="float" office:value="32" calcext:value-type="float">
            <text:p>32</text:p>
          </table:table-cell>
          <table:table-cell table:formula="of:=IF([.F37]&gt;0;MIN(1;FLOOR([.E3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B37]-[.C37])+[.$B$1]*[.$F$2]" office:value-type="float" office:value="707.482993197281" calcext:value-type="float">
            <text:p>707,48</text:p>
          </table:table-cell>
          <table:table-cell table:formula="of:=FLOOR([.B38]/[.$B$2])*[.$B$2]" office:value-type="float" office:value="480" calcext:value-type="float">
            <text:p>480</text:p>
          </table:table-cell>
          <table:table-cell table:formula="of:=[.C38]*[.$F$1]" office:value-type="float" office:value="441" calcext:value-type="float">
            <text:p>441,00</text:p>
          </table:table-cell>
          <table:table-cell table:formula="of:=([.E37]-[.G37])+[.D38]" office:value-type="float" office:value="815.000000000001" calcext:value-type="float">
            <text:p>815,00</text:p>
          </table:table-cell>
          <table:table-cell table:style-name="Default" table:formula="of:=[.F37]+MAX(0;FLOOR([.E38]/(CEILING([.$B$2]/[.$B$1])*[.$B$1])-[.$I$1]))" office:value-type="float" office:value="33" calcext:value-type="float">
            <text:p>33</text:p>
          </table:table-cell>
          <table:table-cell table:formula="of:=IF([.F38]&gt;0;MIN(1;FLOOR([.E3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B38]-[.C38])+[.$B$1]*[.$F$2]" office:value-type="float" office:value="784.761904761907" calcext:value-type="float">
            <text:p>784,76</text:p>
          </table:table-cell>
          <table:table-cell table:formula="of:=FLOOR([.B39]/[.$B$2])*[.$B$2]" office:value-type="float" office:value="480" calcext:value-type="float">
            <text:p>480</text:p>
          </table:table-cell>
          <table:table-cell table:formula="of:=[.C39]*[.$F$1]" office:value-type="float" office:value="441" calcext:value-type="float">
            <text:p>441,00</text:p>
          </table:table-cell>
          <table:table-cell table:formula="of:=([.E38]-[.G38])+[.D39]" office:value-type="float" office:value="744.000000000001" calcext:value-type="float">
            <text:p>744,00</text:p>
          </table:table-cell>
          <table:table-cell table:style-name="Default" table:formula="of:=[.F38]+MAX(0;FLOOR([.E39]/(CEILING([.$B$2]/[.$B$1])*[.$B$1])-[.$I$1]))" office:value-type="float" office:value="34" calcext:value-type="float">
            <text:p>34</text:p>
          </table:table-cell>
          <table:table-cell table:formula="of:=IF([.F39]&gt;0;MIN(1;FLOOR([.E3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B39]-[.C39])+[.$B$1]*[.$F$2]" office:value-type="float" office:value="862.040816326532" calcext:value-type="float">
            <text:p>862,04</text:p>
          </table:table-cell>
          <table:table-cell table:formula="of:=FLOOR([.B40]/[.$B$2])*[.$B$2]" office:value-type="float" office:value="480" calcext:value-type="float">
            <text:p>480</text:p>
          </table:table-cell>
          <table:table-cell table:formula="of:=[.C40]*[.$F$1]" office:value-type="float" office:value="441" calcext:value-type="float">
            <text:p>441,00</text:p>
          </table:table-cell>
          <table:table-cell table:formula="of:=([.E39]-[.G39])+[.D40]" office:value-type="float" office:value="673.000000000001" calcext:value-type="float">
            <text:p>673,00</text:p>
          </table:table-cell>
          <table:table-cell table:style-name="Default" table:formula="of:=[.F39]+MAX(0;FLOOR([.E40]/(CEILING([.$B$2]/[.$B$1])*[.$B$1])-[.$I$1]))" office:value-type="float" office:value="35" calcext:value-type="float">
            <text:p>35</text:p>
          </table:table-cell>
          <table:table-cell table:formula="of:=IF([.F40]&gt;0;MIN(1;FLOOR([.E4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B40]-[.C40])+[.$B$1]*[.$F$2]" office:value-type="float" office:value="939.319727891158" calcext:value-type="float">
            <text:p>939,32</text:p>
          </table:table-cell>
          <table:table-cell table:formula="of:=FLOOR([.B41]/[.$B$2])*[.$B$2]" office:value-type="float" office:value="480" calcext:value-type="float">
            <text:p>480</text:p>
          </table:table-cell>
          <table:table-cell table:formula="of:=[.C41]*[.$F$1]" office:value-type="float" office:value="441" calcext:value-type="float">
            <text:p>441,00</text:p>
          </table:table-cell>
          <table:table-cell table:formula="of:=([.E40]-[.G40])+[.D41]" office:value-type="float" office:value="602.000000000001" calcext:value-type="float">
            <text:p>602,00</text:p>
          </table:table-cell>
          <table:table-cell table:style-name="Default" table:formula="of:=[.F40]+MAX(0;FLOOR([.E41]/(CEILING([.$B$2]/[.$B$1])*[.$B$1])-[.$I$1]))" office:value-type="float" office:value="36" calcext:value-type="float">
            <text:p>36</text:p>
          </table:table-cell>
          <table:table-cell table:formula="of:=IF([.F41]&gt;0;MIN(1;FLOOR([.E4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B41]-[.C41])+[.$B$1]*[.$F$2]" office:value-type="float" office:value="1016.59863945578" calcext:value-type="float">
            <text:p>1.016,60</text:p>
          </table:table-cell>
          <table:table-cell table:formula="of:=FLOOR([.B42]/[.$B$2])*[.$B$2]" office:value-type="float" office:value="960" calcext:value-type="float">
            <text:p>960</text:p>
          </table:table-cell>
          <table:table-cell table:formula="of:=[.C42]*[.$F$1]" office:value-type="float" office:value="882" calcext:value-type="float">
            <text:p>882,00</text:p>
          </table:table-cell>
          <table:table-cell table:formula="of:=([.E41]-[.G41])+[.D42]" office:value-type="float" office:value="972.000000000002" calcext:value-type="float">
            <text:p>972,00</text:p>
          </table:table-cell>
          <table:table-cell table:style-name="Default" table:formula="of:=[.F41]+MAX(0;FLOOR([.E42]/(CEILING([.$B$2]/[.$B$1])*[.$B$1])-[.$I$1]))" office:value-type="float" office:value="37" calcext:value-type="float">
            <text:p>37</text:p>
          </table:table-cell>
          <table:table-cell table:formula="of:=IF([.F42]&gt;0;MIN(1;FLOOR([.E4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B42]-[.C42])+[.$B$1]*[.$F$2]" office:value-type="float" office:value="613.87755102041" calcext:value-type="float">
            <text:p>613,88</text:p>
          </table:table-cell>
          <table:table-cell table:formula="of:=FLOOR([.B43]/[.$B$2])*[.$B$2]" office:value-type="float" office:value="480" calcext:value-type="float">
            <text:p>480</text:p>
          </table:table-cell>
          <table:table-cell table:formula="of:=[.C43]*[.$F$1]" office:value-type="float" office:value="441" calcext:value-type="float">
            <text:p>441,00</text:p>
          </table:table-cell>
          <table:table-cell table:formula="of:=([.E42]-[.G42])+[.D43]" office:value-type="float" office:value="901.000000000002" calcext:value-type="float">
            <text:p>901,00</text:p>
          </table:table-cell>
          <table:table-cell table:style-name="Default" table:formula="of:=[.F42]+MAX(0;FLOOR([.E43]/(CEILING([.$B$2]/[.$B$1])*[.$B$1])-[.$I$1]))" office:value-type="float" office:value="38" calcext:value-type="float">
            <text:p>38</text:p>
          </table:table-cell>
          <table:table-cell table:formula="of:=IF([.F43]&gt;0;MIN(1;FLOOR([.E4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B43]-[.C43])+[.$B$1]*[.$F$2]" office:value-type="float" office:value="691.156462585036" calcext:value-type="float">
            <text:p>691,16</text:p>
          </table:table-cell>
          <table:table-cell table:formula="of:=FLOOR([.B44]/[.$B$2])*[.$B$2]" office:value-type="float" office:value="480" calcext:value-type="float">
            <text:p>480</text:p>
          </table:table-cell>
          <table:table-cell table:formula="of:=[.C44]*[.$F$1]" office:value-type="float" office:value="441" calcext:value-type="float">
            <text:p>441,00</text:p>
          </table:table-cell>
          <table:table-cell table:formula="of:=([.E43]-[.G43])+[.D44]" office:value-type="float" office:value="830.000000000002" calcext:value-type="float">
            <text:p>830,00</text:p>
          </table:table-cell>
          <table:table-cell table:style-name="Default" table:formula="of:=[.F43]+MAX(0;FLOOR([.E44]/(CEILING([.$B$2]/[.$B$1])*[.$B$1])-[.$I$1]))" office:value-type="float" office:value="39" calcext:value-type="float">
            <text:p>39</text:p>
          </table:table-cell>
          <table:table-cell table:formula="of:=IF([.F44]&gt;0;MIN(1;FLOOR([.E4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B44]-[.C44])+[.$B$1]*[.$F$2]" office:value-type="float" office:value="768.435374149662" calcext:value-type="float">
            <text:p>768,44</text:p>
          </table:table-cell>
          <table:table-cell table:formula="of:=FLOOR([.B45]/[.$B$2])*[.$B$2]" office:value-type="float" office:value="480" calcext:value-type="float">
            <text:p>480</text:p>
          </table:table-cell>
          <table:table-cell table:formula="of:=[.C45]*[.$F$1]" office:value-type="float" office:value="441" calcext:value-type="float">
            <text:p>441,00</text:p>
          </table:table-cell>
          <table:table-cell table:formula="of:=([.E44]-[.G44])+[.D45]" office:value-type="float" office:value="759.000000000002" calcext:value-type="float">
            <text:p>759,00</text:p>
          </table:table-cell>
          <table:table-cell table:style-name="Default" table:formula="of:=[.F44]+MAX(0;FLOOR([.E45]/(CEILING([.$B$2]/[.$B$1])*[.$B$1])-[.$I$1]))" office:value-type="float" office:value="40" calcext:value-type="float">
            <text:p>40</text:p>
          </table:table-cell>
          <table:table-cell table:formula="of:=IF([.F45]&gt;0;MIN(1;FLOOR([.E4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B45]-[.C45])+[.$B$1]*[.$F$2]" office:value-type="float" office:value="845.714285714288" calcext:value-type="float">
            <text:p>845,71</text:p>
          </table:table-cell>
          <table:table-cell table:formula="of:=FLOOR([.B46]/[.$B$2])*[.$B$2]" office:value-type="float" office:value="480" calcext:value-type="float">
            <text:p>480</text:p>
          </table:table-cell>
          <table:table-cell table:formula="of:=[.C46]*[.$F$1]" office:value-type="float" office:value="441" calcext:value-type="float">
            <text:p>441,00</text:p>
          </table:table-cell>
          <table:table-cell table:formula="of:=([.E45]-[.G45])+[.D46]" office:value-type="float" office:value="688.000000000002" calcext:value-type="float">
            <text:p>688,00</text:p>
          </table:table-cell>
          <table:table-cell table:style-name="Default" table:formula="of:=[.F45]+MAX(0;FLOOR([.E46]/(CEILING([.$B$2]/[.$B$1])*[.$B$1])-[.$I$1]))" office:value-type="float" office:value="41" calcext:value-type="float">
            <text:p>41</text:p>
          </table:table-cell>
          <table:table-cell table:formula="of:=IF([.F46]&gt;0;MIN(1;FLOOR([.E4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B46]-[.C46])+[.$B$1]*[.$F$2]" office:value-type="float" office:value="922.993197278914" calcext:value-type="float">
            <text:p>922,99</text:p>
          </table:table-cell>
          <table:table-cell table:formula="of:=FLOOR([.B47]/[.$B$2])*[.$B$2]" office:value-type="float" office:value="480" calcext:value-type="float">
            <text:p>480</text:p>
          </table:table-cell>
          <table:table-cell table:formula="of:=[.C47]*[.$F$1]" office:value-type="float" office:value="441" calcext:value-type="float">
            <text:p>441,00</text:p>
          </table:table-cell>
          <table:table-cell table:formula="of:=([.E46]-[.G46])+[.D47]" office:value-type="float" office:value="617.000000000002" calcext:value-type="float">
            <text:p>617,00</text:p>
          </table:table-cell>
          <table:table-cell table:style-name="Default" table:formula="of:=[.F46]+MAX(0;FLOOR([.E47]/(CEILING([.$B$2]/[.$B$1])*[.$B$1])-[.$I$1]))" office:value-type="float" office:value="42" calcext:value-type="float">
            <text:p>42</text:p>
          </table:table-cell>
          <table:table-cell table:formula="of:=IF([.F47]&gt;0;MIN(1;FLOOR([.E4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B47]-[.C47])+[.$B$1]*[.$F$2]" office:value-type="float" office:value="1000.27210884354" calcext:value-type="float">
            <text:p>1.000,27</text:p>
          </table:table-cell>
          <table:table-cell table:formula="of:=FLOOR([.B48]/[.$B$2])*[.$B$2]" office:value-type="float" office:value="960" calcext:value-type="float">
            <text:p>960</text:p>
          </table:table-cell>
          <table:table-cell table:formula="of:=[.C48]*[.$F$1]" office:value-type="float" office:value="882" calcext:value-type="float">
            <text:p>882,00</text:p>
          </table:table-cell>
          <table:table-cell table:formula="of:=([.E47]-[.G47])+[.D48]" office:value-type="float" office:value="987.000000000002" calcext:value-type="float">
            <text:p>987,00</text:p>
          </table:table-cell>
          <table:table-cell table:style-name="Default" table:formula="of:=[.F47]+MAX(0;FLOOR([.E48]/(CEILING([.$B$2]/[.$B$1])*[.$B$1])-[.$I$1]))" office:value-type="float" office:value="43" calcext:value-type="float">
            <text:p>43</text:p>
          </table:table-cell>
          <table:table-cell table:formula="of:=IF([.F48]&gt;0;MIN(1;FLOOR([.E4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B48]-[.C48])+[.$B$1]*[.$F$2]" office:value-type="float" office:value="597.551020408166" calcext:value-type="float">
            <text:p>597,55</text:p>
          </table:table-cell>
          <table:table-cell table:formula="of:=FLOOR([.B49]/[.$B$2])*[.$B$2]" office:value-type="float" office:value="480" calcext:value-type="float">
            <text:p>480</text:p>
          </table:table-cell>
          <table:table-cell table:formula="of:=[.C49]*[.$F$1]" office:value-type="float" office:value="441" calcext:value-type="float">
            <text:p>441,00</text:p>
          </table:table-cell>
          <table:table-cell table:formula="of:=([.E48]-[.G48])+[.D49]" office:value-type="float" office:value="916.000000000002" calcext:value-type="float">
            <text:p>916,00</text:p>
          </table:table-cell>
          <table:table-cell table:style-name="Default" table:formula="of:=[.F48]+MAX(0;FLOOR([.E49]/(CEILING([.$B$2]/[.$B$1])*[.$B$1])-[.$I$1]))" office:value-type="float" office:value="44" calcext:value-type="float">
            <text:p>44</text:p>
          </table:table-cell>
          <table:table-cell table:formula="of:=IF([.F49]&gt;0;MIN(1;FLOOR([.E4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B49]-[.C49])+[.$B$1]*[.$F$2]" office:value-type="float" office:value="674.829931972791" calcext:value-type="float">
            <text:p>674,83</text:p>
          </table:table-cell>
          <table:table-cell table:formula="of:=FLOOR([.B50]/[.$B$2])*[.$B$2]" office:value-type="float" office:value="480" calcext:value-type="float">
            <text:p>480</text:p>
          </table:table-cell>
          <table:table-cell table:formula="of:=[.C50]*[.$F$1]" office:value-type="float" office:value="441" calcext:value-type="float">
            <text:p>441,00</text:p>
          </table:table-cell>
          <table:table-cell table:formula="of:=([.E49]-[.G49])+[.D50]" office:value-type="float" office:value="845.000000000002" calcext:value-type="float">
            <text:p>845,00</text:p>
          </table:table-cell>
          <table:table-cell table:style-name="Default" table:formula="of:=[.F49]+MAX(0;FLOOR([.E50]/(CEILING([.$B$2]/[.$B$1])*[.$B$1])-[.$I$1]))" office:value-type="float" office:value="45" calcext:value-type="float">
            <text:p>45</text:p>
          </table:table-cell>
          <table:table-cell table:formula="of:=IF([.F50]&gt;0;MIN(1;FLOOR([.E5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B50]-[.C50])+[.$B$1]*[.$F$2]" office:value-type="float" office:value="752.108843537417" calcext:value-type="float">
            <text:p>752,11</text:p>
          </table:table-cell>
          <table:table-cell table:formula="of:=FLOOR([.B51]/[.$B$2])*[.$B$2]" office:value-type="float" office:value="480" calcext:value-type="float">
            <text:p>480</text:p>
          </table:table-cell>
          <table:table-cell table:formula="of:=[.C51]*[.$F$1]" office:value-type="float" office:value="441" calcext:value-type="float">
            <text:p>441,00</text:p>
          </table:table-cell>
          <table:table-cell table:formula="of:=([.E50]-[.G50])+[.D51]" office:value-type="float" office:value="774.000000000002" calcext:value-type="float">
            <text:p>774,00</text:p>
          </table:table-cell>
          <table:table-cell table:style-name="Default" table:formula="of:=[.F50]+MAX(0;FLOOR([.E51]/(CEILING([.$B$2]/[.$B$1])*[.$B$1])-[.$I$1]))" office:value-type="float" office:value="46" calcext:value-type="float">
            <text:p>46</text:p>
          </table:table-cell>
          <table:table-cell table:formula="of:=IF([.F51]&gt;0;MIN(1;FLOOR([.E5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B51]-[.C51])+[.$B$1]*[.$F$2]" office:value-type="float" office:value="829.387755102043" calcext:value-type="float">
            <text:p>829,39</text:p>
          </table:table-cell>
          <table:table-cell table:formula="of:=FLOOR([.B52]/[.$B$2])*[.$B$2]" office:value-type="float" office:value="480" calcext:value-type="float">
            <text:p>480</text:p>
          </table:table-cell>
          <table:table-cell table:formula="of:=[.C52]*[.$F$1]" office:value-type="float" office:value="441" calcext:value-type="float">
            <text:p>441,00</text:p>
          </table:table-cell>
          <table:table-cell table:formula="of:=([.E51]-[.G51])+[.D52]" office:value-type="float" office:value="703.000000000002" calcext:value-type="float">
            <text:p>703,00</text:p>
          </table:table-cell>
          <table:table-cell table:style-name="Default" table:formula="of:=[.F51]+MAX(0;FLOOR([.E52]/(CEILING([.$B$2]/[.$B$1])*[.$B$1])-[.$I$1]))" office:value-type="float" office:value="47" calcext:value-type="float">
            <text:p>47</text:p>
          </table:table-cell>
          <table:table-cell table:formula="of:=IF([.F52]&gt;0;MIN(1;FLOOR([.E5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B52]-[.C52])+[.$B$1]*[.$F$2]" office:value-type="float" office:value="906.666666666669" calcext:value-type="float">
            <text:p>906,67</text:p>
          </table:table-cell>
          <table:table-cell table:formula="of:=FLOOR([.B53]/[.$B$2])*[.$B$2]" office:value-type="float" office:value="480" calcext:value-type="float">
            <text:p>480</text:p>
          </table:table-cell>
          <table:table-cell table:formula="of:=[.C53]*[.$F$1]" office:value-type="float" office:value="441" calcext:value-type="float">
            <text:p>441,00</text:p>
          </table:table-cell>
          <table:table-cell table:formula="of:=([.E52]-[.G52])+[.D53]" office:value-type="float" office:value="632.000000000002" calcext:value-type="float">
            <text:p>632,00</text:p>
          </table:table-cell>
          <table:table-cell table:style-name="Default" table:formula="of:=[.F52]+MAX(0;FLOOR([.E53]/(CEILING([.$B$2]/[.$B$1])*[.$B$1])-[.$I$1]))" office:value-type="float" office:value="48" calcext:value-type="float">
            <text:p>48</text:p>
          </table:table-cell>
          <table:table-cell table:formula="of:=IF([.F53]&gt;0;MIN(1;FLOOR([.E5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B53]-[.C53])+[.$B$1]*[.$F$2]" office:value-type="float" office:value="983.945578231295" calcext:value-type="float">
            <text:p>983,95</text:p>
          </table:table-cell>
          <table:table-cell table:formula="of:=FLOOR([.B54]/[.$B$2])*[.$B$2]" office:value-type="float" office:value="960" calcext:value-type="float">
            <text:p>960</text:p>
          </table:table-cell>
          <table:table-cell table:formula="of:=[.C54]*[.$F$1]" office:value-type="float" office:value="882" calcext:value-type="float">
            <text:p>882,00</text:p>
          </table:table-cell>
          <table:table-cell table:formula="of:=([.E53]-[.G53])+[.D54]" office:value-type="float" office:value="1002" calcext:value-type="float">
            <text:p>1.002,00</text:p>
          </table:table-cell>
          <table:table-cell table:style-name="Default" table:formula="of:=[.F53]+MAX(0;FLOOR([.E54]/(CEILING([.$B$2]/[.$B$1])*[.$B$1])-[.$I$1]))" office:value-type="float" office:value="49" calcext:value-type="float">
            <text:p>49</text:p>
          </table:table-cell>
          <table:table-cell table:formula="of:=IF([.F54]&gt;0;MIN(1;FLOOR([.E5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B54]-[.C54])+[.$B$1]*[.$F$2]" office:value-type="float" office:value="581.224489795921" calcext:value-type="float">
            <text:p>581,22</text:p>
          </table:table-cell>
          <table:table-cell table:formula="of:=FLOOR([.B55]/[.$B$2])*[.$B$2]" office:value-type="float" office:value="480" calcext:value-type="float">
            <text:p>480</text:p>
          </table:table-cell>
          <table:table-cell table:formula="of:=[.C55]*[.$F$1]" office:value-type="float" office:value="441" calcext:value-type="float">
            <text:p>441,00</text:p>
          </table:table-cell>
          <table:table-cell table:formula="of:=([.E54]-[.G54])+[.D55]" office:value-type="float" office:value="931.000000000002" calcext:value-type="float">
            <text:p>931,00</text:p>
          </table:table-cell>
          <table:table-cell table:style-name="Default" table:formula="of:=[.F54]+MAX(0;FLOOR([.E55]/(CEILING([.$B$2]/[.$B$1])*[.$B$1])-[.$I$1]))" office:value-type="float" office:value="50" calcext:value-type="float">
            <text:p>50</text:p>
          </table:table-cell>
          <table:table-cell table:formula="of:=IF([.F55]&gt;0;MIN(1;FLOOR([.E5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B55]-[.C55])+[.$B$1]*[.$F$2]" office:value-type="float" office:value="658.503401360547" calcext:value-type="float">
            <text:p>658,50</text:p>
          </table:table-cell>
          <table:table-cell table:formula="of:=FLOOR([.B56]/[.$B$2])*[.$B$2]" office:value-type="float" office:value="480" calcext:value-type="float">
            <text:p>480</text:p>
          </table:table-cell>
          <table:table-cell table:formula="of:=[.C56]*[.$F$1]" office:value-type="float" office:value="441" calcext:value-type="float">
            <text:p>441,00</text:p>
          </table:table-cell>
          <table:table-cell table:formula="of:=([.E55]-[.G55])+[.D56]" office:value-type="float" office:value="860.000000000002" calcext:value-type="float">
            <text:p>860,00</text:p>
          </table:table-cell>
          <table:table-cell table:style-name="Default" table:formula="of:=[.F55]+MAX(0;FLOOR([.E56]/(CEILING([.$B$2]/[.$B$1])*[.$B$1])-[.$I$1]))" office:value-type="float" office:value="51" calcext:value-type="float">
            <text:p>51</text:p>
          </table:table-cell>
          <table:table-cell table:formula="of:=IF([.F56]&gt;0;MIN(1;FLOOR([.E5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B56]-[.C56])+[.$B$1]*[.$F$2]" office:value-type="float" office:value="735.782312925173" calcext:value-type="float">
            <text:p>735,78</text:p>
          </table:table-cell>
          <table:table-cell table:formula="of:=FLOOR([.B57]/[.$B$2])*[.$B$2]" office:value-type="float" office:value="480" calcext:value-type="float">
            <text:p>480</text:p>
          </table:table-cell>
          <table:table-cell table:formula="of:=[.C57]*[.$F$1]" office:value-type="float" office:value="441" calcext:value-type="float">
            <text:p>441,00</text:p>
          </table:table-cell>
          <table:table-cell table:formula="of:=([.E56]-[.G56])+[.D57]" office:value-type="float" office:value="789.000000000002" calcext:value-type="float">
            <text:p>789,00</text:p>
          </table:table-cell>
          <table:table-cell table:style-name="Default" table:formula="of:=[.F56]+MAX(0;FLOOR([.E57]/(CEILING([.$B$2]/[.$B$1])*[.$B$1])-[.$I$1]))" office:value-type="float" office:value="52" calcext:value-type="float">
            <text:p>52</text:p>
          </table:table-cell>
          <table:table-cell table:formula="of:=IF([.F57]&gt;0;MIN(1;FLOOR([.E5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B57]-[.C57])+[.$B$1]*[.$F$2]" office:value-type="float" office:value="813.061224489799" calcext:value-type="float">
            <text:p>813,06</text:p>
          </table:table-cell>
          <table:table-cell table:formula="of:=FLOOR([.B58]/[.$B$2])*[.$B$2]" office:value-type="float" office:value="480" calcext:value-type="float">
            <text:p>480</text:p>
          </table:table-cell>
          <table:table-cell table:formula="of:=[.C58]*[.$F$1]" office:value-type="float" office:value="441" calcext:value-type="float">
            <text:p>441,00</text:p>
          </table:table-cell>
          <table:table-cell table:formula="of:=([.E57]-[.G57])+[.D58]" office:value-type="float" office:value="718.000000000002" calcext:value-type="float">
            <text:p>718,00</text:p>
          </table:table-cell>
          <table:table-cell table:style-name="Default" table:formula="of:=[.F57]+MAX(0;FLOOR([.E58]/(CEILING([.$B$2]/[.$B$1])*[.$B$1])-[.$I$1]))" office:value-type="float" office:value="53" calcext:value-type="float">
            <text:p>53</text:p>
          </table:table-cell>
          <table:table-cell table:formula="of:=IF([.F58]&gt;0;MIN(1;FLOOR([.E5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B58]-[.C58])+[.$B$1]*[.$F$2]" office:value-type="float" office:value="890.340136054425" calcext:value-type="float">
            <text:p>890,34</text:p>
          </table:table-cell>
          <table:table-cell table:formula="of:=FLOOR([.B59]/[.$B$2])*[.$B$2]" office:value-type="float" office:value="480" calcext:value-type="float">
            <text:p>480</text:p>
          </table:table-cell>
          <table:table-cell table:formula="of:=[.C59]*[.$F$1]" office:value-type="float" office:value="441" calcext:value-type="float">
            <text:p>441,00</text:p>
          </table:table-cell>
          <table:table-cell table:formula="of:=([.E58]-[.G58])+[.D59]" office:value-type="float" office:value="647.000000000002" calcext:value-type="float">
            <text:p>647,00</text:p>
          </table:table-cell>
          <table:table-cell table:style-name="Default" table:formula="of:=[.F58]+MAX(0;FLOOR([.E59]/(CEILING([.$B$2]/[.$B$1])*[.$B$1])-[.$I$1]))" office:value-type="float" office:value="54" calcext:value-type="float">
            <text:p>54</text:p>
          </table:table-cell>
          <table:table-cell table:formula="of:=IF([.F59]&gt;0;MIN(1;FLOOR([.E5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B59]-[.C59])+[.$B$1]*[.$F$2]" office:value-type="float" office:value="967.61904761905" calcext:value-type="float">
            <text:p>967,62</text:p>
          </table:table-cell>
          <table:table-cell table:formula="of:=FLOOR([.B60]/[.$B$2])*[.$B$2]" office:value-type="float" office:value="960" calcext:value-type="float">
            <text:p>960</text:p>
          </table:table-cell>
          <table:table-cell table:formula="of:=[.C60]*[.$F$1]" office:value-type="float" office:value="882" calcext:value-type="float">
            <text:p>882,00</text:p>
          </table:table-cell>
          <table:table-cell table:formula="of:=([.E59]-[.G59])+[.D60]" office:value-type="float" office:value="1017" calcext:value-type="float">
            <text:p>1.017,00</text:p>
          </table:table-cell>
          <table:table-cell table:style-name="Default" table:formula="of:=[.F59]+MAX(0;FLOOR([.E60]/(CEILING([.$B$2]/[.$B$1])*[.$B$1])-[.$I$1]))" office:value-type="float" office:value="55" calcext:value-type="float">
            <text:p>55</text:p>
          </table:table-cell>
          <table:table-cell table:formula="of:=IF([.F60]&gt;0;MIN(1;FLOOR([.E6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B60]-[.C60])+[.$B$1]*[.$F$2]" office:value-type="float" office:value="564.897959183676" calcext:value-type="float">
            <text:p>564,90</text:p>
          </table:table-cell>
          <table:table-cell table:formula="of:=FLOOR([.B61]/[.$B$2])*[.$B$2]" office:value-type="float" office:value="480" calcext:value-type="float">
            <text:p>480</text:p>
          </table:table-cell>
          <table:table-cell table:formula="of:=[.C61]*[.$F$1]" office:value-type="float" office:value="441" calcext:value-type="float">
            <text:p>441,00</text:p>
          </table:table-cell>
          <table:table-cell table:formula="of:=([.E60]-[.G60])+[.D61]" office:value-type="float" office:value="946.000000000002" calcext:value-type="float">
            <text:p>946,00</text:p>
          </table:table-cell>
          <table:table-cell table:style-name="Default" table:formula="of:=[.F60]+MAX(0;FLOOR([.E61]/(CEILING([.$B$2]/[.$B$1])*[.$B$1])-[.$I$1]))" office:value-type="float" office:value="56" calcext:value-type="float">
            <text:p>56</text:p>
          </table:table-cell>
          <table:table-cell table:formula="of:=IF([.F61]&gt;0;MIN(1;FLOOR([.E6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B61]-[.C61])+[.$B$1]*[.$F$2]" office:value-type="float" office:value="642.176870748302" calcext:value-type="float">
            <text:p>642,18</text:p>
          </table:table-cell>
          <table:table-cell table:formula="of:=FLOOR([.B62]/[.$B$2])*[.$B$2]" office:value-type="float" office:value="480" calcext:value-type="float">
            <text:p>480</text:p>
          </table:table-cell>
          <table:table-cell table:formula="of:=[.C62]*[.$F$1]" office:value-type="float" office:value="441" calcext:value-type="float">
            <text:p>441,00</text:p>
          </table:table-cell>
          <table:table-cell table:formula="of:=([.E61]-[.G61])+[.D62]" office:value-type="float" office:value="875.000000000002" calcext:value-type="float">
            <text:p>875,00</text:p>
          </table:table-cell>
          <table:table-cell table:style-name="Default" table:formula="of:=[.F61]+MAX(0;FLOOR([.E62]/(CEILING([.$B$2]/[.$B$1])*[.$B$1])-[.$I$1]))" office:value-type="float" office:value="57" calcext:value-type="float">
            <text:p>57</text:p>
          </table:table-cell>
          <table:table-cell table:formula="of:=IF([.F62]&gt;0;MIN(1;FLOOR([.E6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B62]-[.C62])+[.$B$1]*[.$F$2]" office:value-type="float" office:value="719.455782312928" calcext:value-type="float">
            <text:p>719,46</text:p>
          </table:table-cell>
          <table:table-cell table:formula="of:=FLOOR([.B63]/[.$B$2])*[.$B$2]" office:value-type="float" office:value="480" calcext:value-type="float">
            <text:p>480</text:p>
          </table:table-cell>
          <table:table-cell table:formula="of:=[.C63]*[.$F$1]" office:value-type="float" office:value="441" calcext:value-type="float">
            <text:p>441,00</text:p>
          </table:table-cell>
          <table:table-cell table:formula="of:=([.E62]-[.G62])+[.D63]" office:value-type="float" office:value="804.000000000002" calcext:value-type="float">
            <text:p>804,00</text:p>
          </table:table-cell>
          <table:table-cell table:style-name="Default" table:formula="of:=[.F62]+MAX(0;FLOOR([.E63]/(CEILING([.$B$2]/[.$B$1])*[.$B$1])-[.$I$1]))" office:value-type="float" office:value="58" calcext:value-type="float">
            <text:p>58</text:p>
          </table:table-cell>
          <table:table-cell table:formula="of:=IF([.F63]&gt;0;MIN(1;FLOOR([.E6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B63]-[.C63])+[.$B$1]*[.$F$2]" office:value-type="float" office:value="796.734693877554" calcext:value-type="float">
            <text:p>796,73</text:p>
          </table:table-cell>
          <table:table-cell table:formula="of:=FLOOR([.B64]/[.$B$2])*[.$B$2]" office:value-type="float" office:value="480" calcext:value-type="float">
            <text:p>480</text:p>
          </table:table-cell>
          <table:table-cell table:formula="of:=[.C64]*[.$F$1]" office:value-type="float" office:value="441" calcext:value-type="float">
            <text:p>441,00</text:p>
          </table:table-cell>
          <table:table-cell table:formula="of:=([.E63]-[.G63])+[.D64]" office:value-type="float" office:value="733.000000000002" calcext:value-type="float">
            <text:p>733,00</text:p>
          </table:table-cell>
          <table:table-cell table:style-name="Default" table:formula="of:=[.F63]+MAX(0;FLOOR([.E64]/(CEILING([.$B$2]/[.$B$1])*[.$B$1])-[.$I$1]))" office:value-type="float" office:value="59" calcext:value-type="float">
            <text:p>59</text:p>
          </table:table-cell>
          <table:table-cell table:formula="of:=IF([.F64]&gt;0;MIN(1;FLOOR([.E6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B64]-[.C64])+[.$B$1]*[.$F$2]" office:value-type="float" office:value="874.01360544218" calcext:value-type="float">
            <text:p>874,01</text:p>
          </table:table-cell>
          <table:table-cell table:formula="of:=FLOOR([.B65]/[.$B$2])*[.$B$2]" office:value-type="float" office:value="480" calcext:value-type="float">
            <text:p>480</text:p>
          </table:table-cell>
          <table:table-cell table:formula="of:=[.C65]*[.$F$1]" office:value-type="float" office:value="441" calcext:value-type="float">
            <text:p>441,00</text:p>
          </table:table-cell>
          <table:table-cell table:formula="of:=([.E64]-[.G64])+[.D65]" office:value-type="float" office:value="662.000000000002" calcext:value-type="float">
            <text:p>662,00</text:p>
          </table:table-cell>
          <table:table-cell table:style-name="Default" table:formula="of:=[.F64]+MAX(0;FLOOR([.E65]/(CEILING([.$B$2]/[.$B$1])*[.$B$1])-[.$I$1]))" office:value-type="float" office:value="60" calcext:value-type="float">
            <text:p>60</text:p>
          </table:table-cell>
          <table:table-cell table:formula="of:=IF([.F65]&gt;0;MIN(1;FLOOR([.E6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B65]-[.C65])+[.$B$1]*[.$F$2]" office:value-type="float" office:value="951.292517006806" calcext:value-type="float">
            <text:p>951,29</text:p>
          </table:table-cell>
          <table:table-cell table:formula="of:=FLOOR([.B66]/[.$B$2])*[.$B$2]" office:value-type="float" office:value="480" calcext:value-type="float">
            <text:p>480</text:p>
          </table:table-cell>
          <table:table-cell table:formula="of:=[.C66]*[.$F$1]" office:value-type="float" office:value="441" calcext:value-type="float">
            <text:p>441,00</text:p>
          </table:table-cell>
          <table:table-cell table:formula="of:=([.E65]-[.G65])+[.D66]" office:value-type="float" office:value="591.000000000002" calcext:value-type="float">
            <text:p>591,00</text:p>
          </table:table-cell>
          <table:table-cell table:style-name="Default" table:formula="of:=[.F65]+MAX(0;FLOOR([.E66]/(CEILING([.$B$2]/[.$B$1])*[.$B$1])-[.$I$1]))" office:value-type="float" office:value="61" calcext:value-type="float">
            <text:p>61</text:p>
          </table:table-cell>
          <table:table-cell table:formula="of:=IF([.F66]&gt;0;MIN(1;FLOOR([.E6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B66]-[.C66])+[.$B$1]*[.$F$2]" office:value-type="float" office:value="1028.57142857143" calcext:value-type="float">
            <text:p>1.028,57</text:p>
          </table:table-cell>
          <table:table-cell table:formula="of:=FLOOR([.B67]/[.$B$2])*[.$B$2]" office:value-type="float" office:value="960" calcext:value-type="float">
            <text:p>960</text:p>
          </table:table-cell>
          <table:table-cell table:formula="of:=[.C67]*[.$F$1]" office:value-type="float" office:value="882" calcext:value-type="float">
            <text:p>882,00</text:p>
          </table:table-cell>
          <table:table-cell table:formula="of:=([.E66]-[.G66])+[.D67]" office:value-type="float" office:value="961.000000000002" calcext:value-type="float">
            <text:p>961,00</text:p>
          </table:table-cell>
          <table:table-cell table:style-name="Default" table:formula="of:=[.F66]+MAX(0;FLOOR([.E67]/(CEILING([.$B$2]/[.$B$1])*[.$B$1])-[.$I$1]))" office:value-type="float" office:value="62" calcext:value-type="float">
            <text:p>62</text:p>
          </table:table-cell>
          <table:table-cell table:formula="of:=IF([.F67]&gt;0;MIN(1;FLOOR([.E6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B67]-[.C67])+[.$B$1]*[.$F$2]" office:value-type="float" office:value="625.850340136058" calcext:value-type="float">
            <text:p>625,85</text:p>
          </table:table-cell>
          <table:table-cell table:formula="of:=FLOOR([.B68]/[.$B$2])*[.$B$2]" office:value-type="float" office:value="480" calcext:value-type="float">
            <text:p>480</text:p>
          </table:table-cell>
          <table:table-cell table:formula="of:=[.C68]*[.$F$1]" office:value-type="float" office:value="441" calcext:value-type="float">
            <text:p>441,00</text:p>
          </table:table-cell>
          <table:table-cell table:formula="of:=([.E67]-[.G67])+[.D68]" office:value-type="float" office:value="890.000000000003" calcext:value-type="float">
            <text:p>890,00</text:p>
          </table:table-cell>
          <table:table-cell table:style-name="Default" table:formula="of:=[.F67]+MAX(0;FLOOR([.E68]/(CEILING([.$B$2]/[.$B$1])*[.$B$1])-[.$I$1]))" office:value-type="float" office:value="63" calcext:value-type="float">
            <text:p>63</text:p>
          </table:table-cell>
          <table:table-cell table:formula="of:=IF([.F68]&gt;0;MIN(1;FLOOR([.E6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B68]-[.C68])+[.$B$1]*[.$F$2]" office:value-type="float" office:value="703.129251700683" calcext:value-type="float">
            <text:p>703,13</text:p>
          </table:table-cell>
          <table:table-cell table:formula="of:=FLOOR([.B69]/[.$B$2])*[.$B$2]" office:value-type="float" office:value="480" calcext:value-type="float">
            <text:p>480</text:p>
          </table:table-cell>
          <table:table-cell table:formula="of:=[.C69]*[.$F$1]" office:value-type="float" office:value="441" calcext:value-type="float">
            <text:p>441,00</text:p>
          </table:table-cell>
          <table:table-cell table:formula="of:=([.E68]-[.G68])+[.D69]" office:value-type="float" office:value="819.000000000002" calcext:value-type="float">
            <text:p>819,00</text:p>
          </table:table-cell>
          <table:table-cell table:style-name="Default" table:formula="of:=[.F68]+MAX(0;FLOOR([.E69]/(CEILING([.$B$2]/[.$B$1])*[.$B$1])-[.$I$1]))" office:value-type="float" office:value="64" calcext:value-type="float">
            <text:p>64</text:p>
          </table:table-cell>
          <table:table-cell table:formula="of:=IF([.F69]&gt;0;MIN(1;FLOOR([.E6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B69]-[.C69])+[.$B$1]*[.$F$2]" office:value-type="float" office:value="780.408163265309" calcext:value-type="float">
            <text:p>780,41</text:p>
          </table:table-cell>
          <table:table-cell table:formula="of:=FLOOR([.B70]/[.$B$2])*[.$B$2]" office:value-type="float" office:value="480" calcext:value-type="float">
            <text:p>480</text:p>
          </table:table-cell>
          <table:table-cell table:formula="of:=[.C70]*[.$F$1]" office:value-type="float" office:value="441" calcext:value-type="float">
            <text:p>441,00</text:p>
          </table:table-cell>
          <table:table-cell table:formula="of:=([.E69]-[.G69])+[.D70]" office:value-type="float" office:value="748.000000000003" calcext:value-type="float">
            <text:p>748,00</text:p>
          </table:table-cell>
          <table:table-cell table:style-name="Default" table:formula="of:=[.F69]+MAX(0;FLOOR([.E70]/(CEILING([.$B$2]/[.$B$1])*[.$B$1])-[.$I$1]))" office:value-type="float" office:value="65" calcext:value-type="float">
            <text:p>65</text:p>
          </table:table-cell>
          <table:table-cell table:formula="of:=IF([.F70]&gt;0;MIN(1;FLOOR([.E7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B70]-[.C70])+[.$B$1]*[.$F$2]" office:value-type="float" office:value="857.687074829935" calcext:value-type="float">
            <text:p>857,69</text:p>
          </table:table-cell>
          <table:table-cell table:formula="of:=FLOOR([.B71]/[.$B$2])*[.$B$2]" office:value-type="float" office:value="480" calcext:value-type="float">
            <text:p>480</text:p>
          </table:table-cell>
          <table:table-cell table:formula="of:=[.C71]*[.$F$1]" office:value-type="float" office:value="441" calcext:value-type="float">
            <text:p>441,00</text:p>
          </table:table-cell>
          <table:table-cell table:formula="of:=([.E70]-[.G70])+[.D71]" office:value-type="float" office:value="677.000000000003" calcext:value-type="float">
            <text:p>677,00</text:p>
          </table:table-cell>
          <table:table-cell table:style-name="Default" table:formula="of:=[.F70]+MAX(0;FLOOR([.E71]/(CEILING([.$B$2]/[.$B$1])*[.$B$1])-[.$I$1]))" office:value-type="float" office:value="66" calcext:value-type="float">
            <text:p>66</text:p>
          </table:table-cell>
          <table:table-cell table:formula="of:=IF([.F71]&gt;0;MIN(1;FLOOR([.E7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B71]-[.C71])+[.$B$1]*[.$F$2]" office:value-type="float" office:value="934.965986394561" calcext:value-type="float">
            <text:p>934,97</text:p>
          </table:table-cell>
          <table:table-cell table:formula="of:=FLOOR([.B72]/[.$B$2])*[.$B$2]" office:value-type="float" office:value="480" calcext:value-type="float">
            <text:p>480</text:p>
          </table:table-cell>
          <table:table-cell table:formula="of:=[.C72]*[.$F$1]" office:value-type="float" office:value="441" calcext:value-type="float">
            <text:p>441,00</text:p>
          </table:table-cell>
          <table:table-cell table:formula="of:=([.E71]-[.G71])+[.D72]" office:value-type="float" office:value="606.000000000003" calcext:value-type="float">
            <text:p>606,00</text:p>
          </table:table-cell>
          <table:table-cell table:style-name="Default" table:formula="of:=[.F71]+MAX(0;FLOOR([.E72]/(CEILING([.$B$2]/[.$B$1])*[.$B$1])-[.$I$1]))" office:value-type="float" office:value="67" calcext:value-type="float">
            <text:p>67</text:p>
          </table:table-cell>
          <table:table-cell table:formula="of:=IF([.F72]&gt;0;MIN(1;FLOOR([.E7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B72]-[.C72])+[.$B$1]*[.$F$2]" office:value-type="float" office:value="1012.24489795919" calcext:value-type="float">
            <text:p>1.012,24</text:p>
          </table:table-cell>
          <table:table-cell table:formula="of:=FLOOR([.B73]/[.$B$2])*[.$B$2]" office:value-type="float" office:value="960" calcext:value-type="float">
            <text:p>960</text:p>
          </table:table-cell>
          <table:table-cell table:formula="of:=[.C73]*[.$F$1]" office:value-type="float" office:value="882" calcext:value-type="float">
            <text:p>882,00</text:p>
          </table:table-cell>
          <table:table-cell table:formula="of:=([.E72]-[.G72])+[.D73]" office:value-type="float" office:value="976.000000000003" calcext:value-type="float">
            <text:p>976,00</text:p>
          </table:table-cell>
          <table:table-cell table:style-name="Default" table:formula="of:=[.F72]+MAX(0;FLOOR([.E73]/(CEILING([.$B$2]/[.$B$1])*[.$B$1])-[.$I$1]))" office:value-type="float" office:value="68" calcext:value-type="float">
            <text:p>68</text:p>
          </table:table-cell>
          <table:table-cell table:formula="of:=IF([.F73]&gt;0;MIN(1;FLOOR([.E7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B73]-[.C73])+[.$B$1]*[.$F$2]" office:value-type="float" office:value="609.523809523813" calcext:value-type="float">
            <text:p>609,52</text:p>
          </table:table-cell>
          <table:table-cell table:formula="of:=FLOOR([.B74]/[.$B$2])*[.$B$2]" office:value-type="float" office:value="480" calcext:value-type="float">
            <text:p>480</text:p>
          </table:table-cell>
          <table:table-cell table:formula="of:=[.C74]*[.$F$1]" office:value-type="float" office:value="441" calcext:value-type="float">
            <text:p>441,00</text:p>
          </table:table-cell>
          <table:table-cell table:formula="of:=([.E73]-[.G73])+[.D74]" office:value-type="float" office:value="905.000000000003" calcext:value-type="float">
            <text:p>905,00</text:p>
          </table:table-cell>
          <table:table-cell table:style-name="Default" table:formula="of:=[.F73]+MAX(0;FLOOR([.E74]/(CEILING([.$B$2]/[.$B$1])*[.$B$1])-[.$I$1]))" office:value-type="float" office:value="69" calcext:value-type="float">
            <text:p>69</text:p>
          </table:table-cell>
          <table:table-cell table:formula="of:=IF([.F74]&gt;0;MIN(1;FLOOR([.E7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B74]-[.C74])+[.$B$1]*[.$F$2]" office:value-type="float" office:value="686.802721088439" calcext:value-type="float">
            <text:p>686,80</text:p>
          </table:table-cell>
          <table:table-cell table:formula="of:=FLOOR([.B75]/[.$B$2])*[.$B$2]" office:value-type="float" office:value="480" calcext:value-type="float">
            <text:p>480</text:p>
          </table:table-cell>
          <table:table-cell table:formula="of:=[.C75]*[.$F$1]" office:value-type="float" office:value="441" calcext:value-type="float">
            <text:p>441,00</text:p>
          </table:table-cell>
          <table:table-cell table:formula="of:=([.E74]-[.G74])+[.D75]" office:value-type="float" office:value="834.000000000003" calcext:value-type="float">
            <text:p>834,00</text:p>
          </table:table-cell>
          <table:table-cell table:style-name="Default" table:formula="of:=[.F74]+MAX(0;FLOOR([.E75]/(CEILING([.$B$2]/[.$B$1])*[.$B$1])-[.$I$1]))" office:value-type="float" office:value="70" calcext:value-type="float">
            <text:p>70</text:p>
          </table:table-cell>
          <table:table-cell table:formula="of:=IF([.F75]&gt;0;MIN(1;FLOOR([.E7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B75]-[.C75])+[.$B$1]*[.$F$2]" office:value-type="float" office:value="764.081632653065" calcext:value-type="float">
            <text:p>764,08</text:p>
          </table:table-cell>
          <table:table-cell table:formula="of:=FLOOR([.B76]/[.$B$2])*[.$B$2]" office:value-type="float" office:value="480" calcext:value-type="float">
            <text:p>480</text:p>
          </table:table-cell>
          <table:table-cell table:formula="of:=[.C76]*[.$F$1]" office:value-type="float" office:value="441" calcext:value-type="float">
            <text:p>441,00</text:p>
          </table:table-cell>
          <table:table-cell table:formula="of:=([.E75]-[.G75])+[.D76]" office:value-type="float" office:value="763.000000000003" calcext:value-type="float">
            <text:p>763,00</text:p>
          </table:table-cell>
          <table:table-cell table:style-name="Default" table:formula="of:=[.F75]+MAX(0;FLOOR([.E76]/(CEILING([.$B$2]/[.$B$1])*[.$B$1])-[.$I$1]))" office:value-type="float" office:value="71" calcext:value-type="float">
            <text:p>71</text:p>
          </table:table-cell>
          <table:table-cell table:formula="of:=IF([.F76]&gt;0;MIN(1;FLOOR([.E7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B76]-[.C76])+[.$B$1]*[.$F$2]" office:value-type="float" office:value="841.360544217691" calcext:value-type="float">
            <text:p>841,36</text:p>
          </table:table-cell>
          <table:table-cell table:formula="of:=FLOOR([.B77]/[.$B$2])*[.$B$2]" office:value-type="float" office:value="480" calcext:value-type="float">
            <text:p>480</text:p>
          </table:table-cell>
          <table:table-cell table:formula="of:=[.C77]*[.$F$1]" office:value-type="float" office:value="441" calcext:value-type="float">
            <text:p>441,00</text:p>
          </table:table-cell>
          <table:table-cell table:formula="of:=([.E76]-[.G76])+[.D77]" office:value-type="float" office:value="692.000000000003" calcext:value-type="float">
            <text:p>692,00</text:p>
          </table:table-cell>
          <table:table-cell table:style-name="Default" table:formula="of:=[.F76]+MAX(0;FLOOR([.E77]/(CEILING([.$B$2]/[.$B$1])*[.$B$1])-[.$I$1]))" office:value-type="float" office:value="72" calcext:value-type="float">
            <text:p>72</text:p>
          </table:table-cell>
          <table:table-cell table:formula="of:=IF([.F77]&gt;0;MIN(1;FLOOR([.E7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B77]-[.C77])+[.$B$1]*[.$F$2]" office:value-type="float" office:value="918.639455782317" calcext:value-type="float">
            <text:p>918,64</text:p>
          </table:table-cell>
          <table:table-cell table:formula="of:=FLOOR([.B78]/[.$B$2])*[.$B$2]" office:value-type="float" office:value="480" calcext:value-type="float">
            <text:p>480</text:p>
          </table:table-cell>
          <table:table-cell table:formula="of:=[.C78]*[.$F$1]" office:value-type="float" office:value="441" calcext:value-type="float">
            <text:p>441,00</text:p>
          </table:table-cell>
          <table:table-cell table:formula="of:=([.E77]-[.G77])+[.D78]" office:value-type="float" office:value="621.000000000003" calcext:value-type="float">
            <text:p>621,00</text:p>
          </table:table-cell>
          <table:table-cell table:style-name="Default" table:formula="of:=[.F77]+MAX(0;FLOOR([.E78]/(CEILING([.$B$2]/[.$B$1])*[.$B$1])-[.$I$1]))" office:value-type="float" office:value="73" calcext:value-type="float">
            <text:p>73</text:p>
          </table:table-cell>
          <table:table-cell table:formula="of:=IF([.F78]&gt;0;MIN(1;FLOOR([.E7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B78]-[.C78])+[.$B$1]*[.$F$2]" office:value-type="float" office:value="995.918367346942" calcext:value-type="float">
            <text:p>995,92</text:p>
          </table:table-cell>
          <table:table-cell table:formula="of:=FLOOR([.B79]/[.$B$2])*[.$B$2]" office:value-type="float" office:value="960" calcext:value-type="float">
            <text:p>960</text:p>
          </table:table-cell>
          <table:table-cell table:formula="of:=[.C79]*[.$F$1]" office:value-type="float" office:value="882" calcext:value-type="float">
            <text:p>882,00</text:p>
          </table:table-cell>
          <table:table-cell table:formula="of:=([.E78]-[.G78])+[.D79]" office:value-type="float" office:value="991.000000000003" calcext:value-type="float">
            <text:p>991,00</text:p>
          </table:table-cell>
          <table:table-cell table:style-name="Default" table:formula="of:=[.F78]+MAX(0;FLOOR([.E79]/(CEILING([.$B$2]/[.$B$1])*[.$B$1])-[.$I$1]))" office:value-type="float" office:value="74" calcext:value-type="float">
            <text:p>74</text:p>
          </table:table-cell>
          <table:table-cell table:formula="of:=IF([.F79]&gt;0;MIN(1;FLOOR([.E7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B79]-[.C79])+[.$B$1]*[.$F$2]" office:value-type="float" office:value="593.197278911568" calcext:value-type="float">
            <text:p>593,20</text:p>
          </table:table-cell>
          <table:table-cell table:formula="of:=FLOOR([.B80]/[.$B$2])*[.$B$2]" office:value-type="float" office:value="480" calcext:value-type="float">
            <text:p>480</text:p>
          </table:table-cell>
          <table:table-cell table:formula="of:=[.C80]*[.$F$1]" office:value-type="float" office:value="441" calcext:value-type="float">
            <text:p>441,00</text:p>
          </table:table-cell>
          <table:table-cell table:formula="of:=([.E79]-[.G79])+[.D80]" office:value-type="float" office:value="920.000000000003" calcext:value-type="float">
            <text:p>920,00</text:p>
          </table:table-cell>
          <table:table-cell table:style-name="Default" table:formula="of:=[.F79]+MAX(0;FLOOR([.E80]/(CEILING([.$B$2]/[.$B$1])*[.$B$1])-[.$I$1]))" office:value-type="float" office:value="75" calcext:value-type="float">
            <text:p>75</text:p>
          </table:table-cell>
          <table:table-cell table:formula="of:=IF([.F80]&gt;0;MIN(1;FLOOR([.E8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B80]-[.C80])+[.$B$1]*[.$F$2]" office:value-type="float" office:value="670.476190476194" calcext:value-type="float">
            <text:p>670,48</text:p>
          </table:table-cell>
          <table:table-cell table:formula="of:=FLOOR([.B81]/[.$B$2])*[.$B$2]" office:value-type="float" office:value="480" calcext:value-type="float">
            <text:p>480</text:p>
          </table:table-cell>
          <table:table-cell table:formula="of:=[.C81]*[.$F$1]" office:value-type="float" office:value="441" calcext:value-type="float">
            <text:p>441,00</text:p>
          </table:table-cell>
          <table:table-cell table:formula="of:=([.E80]-[.G80])+[.D81]" office:value-type="float" office:value="849.000000000003" calcext:value-type="float">
            <text:p>849,00</text:p>
          </table:table-cell>
          <table:table-cell table:style-name="Default" table:formula="of:=[.F80]+MAX(0;FLOOR([.E81]/(CEILING([.$B$2]/[.$B$1])*[.$B$1])-[.$I$1]))" office:value-type="float" office:value="76" calcext:value-type="float">
            <text:p>76</text:p>
          </table:table-cell>
          <table:table-cell table:formula="of:=IF([.F81]&gt;0;MIN(1;FLOOR([.E8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B81]-[.C81])+[.$B$1]*[.$F$2]" office:value-type="float" office:value="747.75510204082" calcext:value-type="float">
            <text:p>747,76</text:p>
          </table:table-cell>
          <table:table-cell table:formula="of:=FLOOR([.B82]/[.$B$2])*[.$B$2]" office:value-type="float" office:value="480" calcext:value-type="float">
            <text:p>480</text:p>
          </table:table-cell>
          <table:table-cell table:formula="of:=[.C82]*[.$F$1]" office:value-type="float" office:value="441" calcext:value-type="float">
            <text:p>441,00</text:p>
          </table:table-cell>
          <table:table-cell table:formula="of:=([.E81]-[.G81])+[.D82]" office:value-type="float" office:value="778.000000000003" calcext:value-type="float">
            <text:p>778,00</text:p>
          </table:table-cell>
          <table:table-cell table:style-name="Default" table:formula="of:=[.F81]+MAX(0;FLOOR([.E82]/(CEILING([.$B$2]/[.$B$1])*[.$B$1])-[.$I$1]))" office:value-type="float" office:value="77" calcext:value-type="float">
            <text:p>77</text:p>
          </table:table-cell>
          <table:table-cell table:formula="of:=IF([.F82]&gt;0;MIN(1;FLOOR([.E8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B82]-[.C82])+[.$B$1]*[.$F$2]" office:value-type="float" office:value="825.034013605446" calcext:value-type="float">
            <text:p>825,03</text:p>
          </table:table-cell>
          <table:table-cell table:formula="of:=FLOOR([.B83]/[.$B$2])*[.$B$2]" office:value-type="float" office:value="480" calcext:value-type="float">
            <text:p>480</text:p>
          </table:table-cell>
          <table:table-cell table:formula="of:=[.C83]*[.$F$1]" office:value-type="float" office:value="441" calcext:value-type="float">
            <text:p>441,00</text:p>
          </table:table-cell>
          <table:table-cell table:formula="of:=([.E82]-[.G82])+[.D83]" office:value-type="float" office:value="707.000000000003" calcext:value-type="float">
            <text:p>707,00</text:p>
          </table:table-cell>
          <table:table-cell table:style-name="Default" table:formula="of:=[.F82]+MAX(0;FLOOR([.E83]/(CEILING([.$B$2]/[.$B$1])*[.$B$1])-[.$I$1]))" office:value-type="float" office:value="78" calcext:value-type="float">
            <text:p>78</text:p>
          </table:table-cell>
          <table:table-cell table:formula="of:=IF([.F83]&gt;0;MIN(1;FLOOR([.E8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B83]-[.C83])+[.$B$1]*[.$F$2]" office:value-type="float" office:value="902.312925170072" calcext:value-type="float">
            <text:p>902,31</text:p>
          </table:table-cell>
          <table:table-cell table:formula="of:=FLOOR([.B84]/[.$B$2])*[.$B$2]" office:value-type="float" office:value="480" calcext:value-type="float">
            <text:p>480</text:p>
          </table:table-cell>
          <table:table-cell table:formula="of:=[.C84]*[.$F$1]" office:value-type="float" office:value="441" calcext:value-type="float">
            <text:p>441,00</text:p>
          </table:table-cell>
          <table:table-cell table:formula="of:=([.E83]-[.G83])+[.D84]" office:value-type="float" office:value="636.000000000003" calcext:value-type="float">
            <text:p>636,00</text:p>
          </table:table-cell>
          <table:table-cell table:style-name="Default" table:formula="of:=[.F83]+MAX(0;FLOOR([.E84]/(CEILING([.$B$2]/[.$B$1])*[.$B$1])-[.$I$1]))" office:value-type="float" office:value="79" calcext:value-type="float">
            <text:p>79</text:p>
          </table:table-cell>
          <table:table-cell table:formula="of:=IF([.F84]&gt;0;MIN(1;FLOOR([.E8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B84]-[.C84])+[.$B$1]*[.$F$2]" office:value-type="float" office:value="979.591836734698" calcext:value-type="float">
            <text:p>979,59</text:p>
          </table:table-cell>
          <table:table-cell table:formula="of:=FLOOR([.B85]/[.$B$2])*[.$B$2]" office:value-type="float" office:value="960" calcext:value-type="float">
            <text:p>960</text:p>
          </table:table-cell>
          <table:table-cell table:formula="of:=[.C85]*[.$F$1]" office:value-type="float" office:value="882" calcext:value-type="float">
            <text:p>882,00</text:p>
          </table:table-cell>
          <table:table-cell table:formula="of:=([.E84]-[.G84])+[.D85]" office:value-type="float" office:value="1006" calcext:value-type="float">
            <text:p>1.006,00</text:p>
          </table:table-cell>
          <table:table-cell table:style-name="Default" table:formula="of:=[.F84]+MAX(0;FLOOR([.E85]/(CEILING([.$B$2]/[.$B$1])*[.$B$1])-[.$I$1]))" office:value-type="float" office:value="80" calcext:value-type="float">
            <text:p>80</text:p>
          </table:table-cell>
          <table:table-cell table:formula="of:=IF([.F85]&gt;0;MIN(1;FLOOR([.E8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B85]-[.C85])+[.$B$1]*[.$F$2]" office:value-type="float" office:value="576.870748299324" calcext:value-type="float">
            <text:p>576,87</text:p>
          </table:table-cell>
          <table:table-cell table:formula="of:=FLOOR([.B86]/[.$B$2])*[.$B$2]" office:value-type="float" office:value="480" calcext:value-type="float">
            <text:p>480</text:p>
          </table:table-cell>
          <table:table-cell table:formula="of:=[.C86]*[.$F$1]" office:value-type="float" office:value="441" calcext:value-type="float">
            <text:p>441,00</text:p>
          </table:table-cell>
          <table:table-cell table:formula="of:=([.E85]-[.G85])+[.D86]" office:value-type="float" office:value="935.000000000003" calcext:value-type="float">
            <text:p>935,00</text:p>
          </table:table-cell>
          <table:table-cell table:style-name="Default" table:formula="of:=[.F85]+MAX(0;FLOOR([.E86]/(CEILING([.$B$2]/[.$B$1])*[.$B$1])-[.$I$1]))" office:value-type="float" office:value="81" calcext:value-type="float">
            <text:p>81</text:p>
          </table:table-cell>
          <table:table-cell table:formula="of:=IF([.F86]&gt;0;MIN(1;FLOOR([.E8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B86]-[.C86])+[.$B$1]*[.$F$2]" office:value-type="float" office:value="654.14965986395" calcext:value-type="float">
            <text:p>654,15</text:p>
          </table:table-cell>
          <table:table-cell table:formula="of:=FLOOR([.B87]/[.$B$2])*[.$B$2]" office:value-type="float" office:value="480" calcext:value-type="float">
            <text:p>480</text:p>
          </table:table-cell>
          <table:table-cell table:formula="of:=[.C87]*[.$F$1]" office:value-type="float" office:value="441" calcext:value-type="float">
            <text:p>441,00</text:p>
          </table:table-cell>
          <table:table-cell table:formula="of:=([.E86]-[.G86])+[.D87]" office:value-type="float" office:value="864.000000000003" calcext:value-type="float">
            <text:p>864,00</text:p>
          </table:table-cell>
          <table:table-cell table:style-name="Default" table:formula="of:=[.F86]+MAX(0;FLOOR([.E87]/(CEILING([.$B$2]/[.$B$1])*[.$B$1])-[.$I$1]))" office:value-type="float" office:value="82" calcext:value-type="float">
            <text:p>82</text:p>
          </table:table-cell>
          <table:table-cell table:formula="of:=IF([.F87]&gt;0;MIN(1;FLOOR([.E8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B87]-[.C87])+[.$B$1]*[.$F$2]" office:value-type="float" office:value="731.428571428576" calcext:value-type="float">
            <text:p>731,43</text:p>
          </table:table-cell>
          <table:table-cell table:formula="of:=FLOOR([.B88]/[.$B$2])*[.$B$2]" office:value-type="float" office:value="480" calcext:value-type="float">
            <text:p>480</text:p>
          </table:table-cell>
          <table:table-cell table:formula="of:=[.C88]*[.$F$1]" office:value-type="float" office:value="441" calcext:value-type="float">
            <text:p>441,00</text:p>
          </table:table-cell>
          <table:table-cell table:formula="of:=([.E87]-[.G87])+[.D88]" office:value-type="float" office:value="793.000000000003" calcext:value-type="float">
            <text:p>793,00</text:p>
          </table:table-cell>
          <table:table-cell table:style-name="Default" table:formula="of:=[.F87]+MAX(0;FLOOR([.E88]/(CEILING([.$B$2]/[.$B$1])*[.$B$1])-[.$I$1]))" office:value-type="float" office:value="83" calcext:value-type="float">
            <text:p>83</text:p>
          </table:table-cell>
          <table:table-cell table:formula="of:=IF([.F88]&gt;0;MIN(1;FLOOR([.E8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B88]-[.C88])+[.$B$1]*[.$F$2]" office:value-type="float" office:value="808.707482993201" calcext:value-type="float">
            <text:p>808,71</text:p>
          </table:table-cell>
          <table:table-cell table:formula="of:=FLOOR([.B89]/[.$B$2])*[.$B$2]" office:value-type="float" office:value="480" calcext:value-type="float">
            <text:p>480</text:p>
          </table:table-cell>
          <table:table-cell table:formula="of:=[.C89]*[.$F$1]" office:value-type="float" office:value="441" calcext:value-type="float">
            <text:p>441,00</text:p>
          </table:table-cell>
          <table:table-cell table:formula="of:=([.E88]-[.G88])+[.D89]" office:value-type="float" office:value="722.000000000003" calcext:value-type="float">
            <text:p>722,00</text:p>
          </table:table-cell>
          <table:table-cell table:style-name="Default" table:formula="of:=[.F88]+MAX(0;FLOOR([.E89]/(CEILING([.$B$2]/[.$B$1])*[.$B$1])-[.$I$1]))" office:value-type="float" office:value="84" calcext:value-type="float">
            <text:p>84</text:p>
          </table:table-cell>
          <table:table-cell table:formula="of:=IF([.F89]&gt;0;MIN(1;FLOOR([.E8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B89]-[.C89])+[.$B$1]*[.$F$2]" office:value-type="float" office:value="885.986394557827" calcext:value-type="float">
            <text:p>885,99</text:p>
          </table:table-cell>
          <table:table-cell table:formula="of:=FLOOR([.B90]/[.$B$2])*[.$B$2]" office:value-type="float" office:value="480" calcext:value-type="float">
            <text:p>480</text:p>
          </table:table-cell>
          <table:table-cell table:formula="of:=[.C90]*[.$F$1]" office:value-type="float" office:value="441" calcext:value-type="float">
            <text:p>441,00</text:p>
          </table:table-cell>
          <table:table-cell table:formula="of:=([.E89]-[.G89])+[.D90]" office:value-type="float" office:value="651.000000000003" calcext:value-type="float">
            <text:p>651,00</text:p>
          </table:table-cell>
          <table:table-cell table:style-name="Default" table:formula="of:=[.F89]+MAX(0;FLOOR([.E90]/(CEILING([.$B$2]/[.$B$1])*[.$B$1])-[.$I$1]))" office:value-type="float" office:value="85" calcext:value-type="float">
            <text:p>85</text:p>
          </table:table-cell>
          <table:table-cell table:formula="of:=IF([.F90]&gt;0;MIN(1;FLOOR([.E9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B90]-[.C90])+[.$B$1]*[.$F$2]" office:value-type="float" office:value="963.265306122453" calcext:value-type="float">
            <text:p>963,27</text:p>
          </table:table-cell>
          <table:table-cell table:formula="of:=FLOOR([.B91]/[.$B$2])*[.$B$2]" office:value-type="float" office:value="960" calcext:value-type="float">
            <text:p>960</text:p>
          </table:table-cell>
          <table:table-cell table:formula="of:=[.C91]*[.$F$1]" office:value-type="float" office:value="882" calcext:value-type="float">
            <text:p>882,00</text:p>
          </table:table-cell>
          <table:table-cell table:formula="of:=([.E90]-[.G90])+[.D91]" office:value-type="float" office:value="1021" calcext:value-type="float">
            <text:p>1.021,00</text:p>
          </table:table-cell>
          <table:table-cell table:style-name="Default" table:formula="of:=[.F90]+MAX(0;FLOOR([.E91]/(CEILING([.$B$2]/[.$B$1])*[.$B$1])-[.$I$1]))" office:value-type="float" office:value="86" calcext:value-type="float">
            <text:p>86</text:p>
          </table:table-cell>
          <table:table-cell table:formula="of:=IF([.F91]&gt;0;MIN(1;FLOOR([.E9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B91]-[.C91])+[.$B$1]*[.$F$2]" office:value-type="float" office:value="560.544217687079" calcext:value-type="float">
            <text:p>560,54</text:p>
          </table:table-cell>
          <table:table-cell table:formula="of:=FLOOR([.B92]/[.$B$2])*[.$B$2]" office:value-type="float" office:value="480" calcext:value-type="float">
            <text:p>480</text:p>
          </table:table-cell>
          <table:table-cell table:formula="of:=[.C92]*[.$F$1]" office:value-type="float" office:value="441" calcext:value-type="float">
            <text:p>441,00</text:p>
          </table:table-cell>
          <table:table-cell table:formula="of:=([.E91]-[.G91])+[.D92]" office:value-type="float" office:value="950.000000000003" calcext:value-type="float">
            <text:p>950,00</text:p>
          </table:table-cell>
          <table:table-cell table:style-name="Default" table:formula="of:=[.F91]+MAX(0;FLOOR([.E92]/(CEILING([.$B$2]/[.$B$1])*[.$B$1])-[.$I$1]))" office:value-type="float" office:value="87" calcext:value-type="float">
            <text:p>87</text:p>
          </table:table-cell>
          <table:table-cell table:formula="of:=IF([.F92]&gt;0;MIN(1;FLOOR([.E9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B92]-[.C92])+[.$B$1]*[.$F$2]" office:value-type="float" office:value="637.823129251705" calcext:value-type="float">
            <text:p>637,82</text:p>
          </table:table-cell>
          <table:table-cell table:formula="of:=FLOOR([.B93]/[.$B$2])*[.$B$2]" office:value-type="float" office:value="480" calcext:value-type="float">
            <text:p>480</text:p>
          </table:table-cell>
          <table:table-cell table:formula="of:=[.C93]*[.$F$1]" office:value-type="float" office:value="441" calcext:value-type="float">
            <text:p>441,00</text:p>
          </table:table-cell>
          <table:table-cell table:formula="of:=([.E92]-[.G92])+[.D93]" office:value-type="float" office:value="879.000000000004" calcext:value-type="float">
            <text:p>879,00</text:p>
          </table:table-cell>
          <table:table-cell table:style-name="Default" table:formula="of:=[.F92]+MAX(0;FLOOR([.E93]/(CEILING([.$B$2]/[.$B$1])*[.$B$1])-[.$I$1]))" office:value-type="float" office:value="88" calcext:value-type="float">
            <text:p>88</text:p>
          </table:table-cell>
          <table:table-cell table:formula="of:=IF([.F93]&gt;0;MIN(1;FLOOR([.E9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B93]-[.C93])+[.$B$1]*[.$F$2]" office:value-type="float" office:value="715.102040816331" calcext:value-type="float">
            <text:p>715,10</text:p>
          </table:table-cell>
          <table:table-cell table:formula="of:=FLOOR([.B94]/[.$B$2])*[.$B$2]" office:value-type="float" office:value="480" calcext:value-type="float">
            <text:p>480</text:p>
          </table:table-cell>
          <table:table-cell table:formula="of:=[.C94]*[.$F$1]" office:value-type="float" office:value="441" calcext:value-type="float">
            <text:p>441,00</text:p>
          </table:table-cell>
          <table:table-cell table:formula="of:=([.E93]-[.G93])+[.D94]" office:value-type="float" office:value="808.000000000003" calcext:value-type="float">
            <text:p>808,00</text:p>
          </table:table-cell>
          <table:table-cell table:style-name="Default" table:formula="of:=[.F93]+MAX(0;FLOOR([.E94]/(CEILING([.$B$2]/[.$B$1])*[.$B$1])-[.$I$1]))" office:value-type="float" office:value="89" calcext:value-type="float">
            <text:p>89</text:p>
          </table:table-cell>
          <table:table-cell table:formula="of:=IF([.F94]&gt;0;MIN(1;FLOOR([.E9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B94]-[.C94])+[.$B$1]*[.$F$2]" office:value-type="float" office:value="792.380952380957" calcext:value-type="float">
            <text:p>792,38</text:p>
          </table:table-cell>
          <table:table-cell table:formula="of:=FLOOR([.B95]/[.$B$2])*[.$B$2]" office:value-type="float" office:value="480" calcext:value-type="float">
            <text:p>480</text:p>
          </table:table-cell>
          <table:table-cell table:formula="of:=[.C95]*[.$F$1]" office:value-type="float" office:value="441" calcext:value-type="float">
            <text:p>441,00</text:p>
          </table:table-cell>
          <table:table-cell table:formula="of:=([.E94]-[.G94])+[.D95]" office:value-type="float" office:value="737.000000000003" calcext:value-type="float">
            <text:p>737,00</text:p>
          </table:table-cell>
          <table:table-cell table:style-name="Default" table:formula="of:=[.F94]+MAX(0;FLOOR([.E95]/(CEILING([.$B$2]/[.$B$1])*[.$B$1])-[.$I$1]))" office:value-type="float" office:value="90" calcext:value-type="float">
            <text:p>90</text:p>
          </table:table-cell>
          <table:table-cell table:formula="of:=IF([.F95]&gt;0;MIN(1;FLOOR([.E9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B95]-[.C95])+[.$B$1]*[.$F$2]" office:value-type="float" office:value="869.659863945583" calcext:value-type="float">
            <text:p>869,66</text:p>
          </table:table-cell>
          <table:table-cell table:formula="of:=FLOOR([.B96]/[.$B$2])*[.$B$2]" office:value-type="float" office:value="480" calcext:value-type="float">
            <text:p>480</text:p>
          </table:table-cell>
          <table:table-cell table:formula="of:=[.C96]*[.$F$1]" office:value-type="float" office:value="441" calcext:value-type="float">
            <text:p>441,00</text:p>
          </table:table-cell>
          <table:table-cell table:formula="of:=([.E95]-[.G95])+[.D96]" office:value-type="float" office:value="666.000000000003" calcext:value-type="float">
            <text:p>666,00</text:p>
          </table:table-cell>
          <table:table-cell table:style-name="Default" table:formula="of:=[.F95]+MAX(0;FLOOR([.E96]/(CEILING([.$B$2]/[.$B$1])*[.$B$1])-[.$I$1]))" office:value-type="float" office:value="91" calcext:value-type="float">
            <text:p>91</text:p>
          </table:table-cell>
          <table:table-cell table:formula="of:=IF([.F96]&gt;0;MIN(1;FLOOR([.E96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B96]-[.C96])+[.$B$1]*[.$F$2]" office:value-type="float" office:value="946.938775510209" calcext:value-type="float">
            <text:p>946,94</text:p>
          </table:table-cell>
          <table:table-cell table:formula="of:=FLOOR([.B97]/[.$B$2])*[.$B$2]" office:value-type="float" office:value="480" calcext:value-type="float">
            <text:p>480</text:p>
          </table:table-cell>
          <table:table-cell table:formula="of:=[.C97]*[.$F$1]" office:value-type="float" office:value="441" calcext:value-type="float">
            <text:p>441,00</text:p>
          </table:table-cell>
          <table:table-cell table:formula="of:=([.E96]-[.G96])+[.D97]" office:value-type="float" office:value="595.000000000003" calcext:value-type="float">
            <text:p>595,00</text:p>
          </table:table-cell>
          <table:table-cell table:style-name="Default" table:formula="of:=[.F96]+MAX(0;FLOOR([.E97]/(CEILING([.$B$2]/[.$B$1])*[.$B$1])-[.$I$1]))" office:value-type="float" office:value="92" calcext:value-type="float">
            <text:p>92</text:p>
          </table:table-cell>
          <table:table-cell table:formula="of:=IF([.F97]&gt;0;MIN(1;FLOOR([.E97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B97]-[.C97])+[.$B$1]*[.$F$2]" office:value-type="float" office:value="1024.21768707483" calcext:value-type="float">
            <text:p>1.024,22</text:p>
          </table:table-cell>
          <table:table-cell table:formula="of:=FLOOR([.B98]/[.$B$2])*[.$B$2]" office:value-type="float" office:value="960" calcext:value-type="float">
            <text:p>960</text:p>
          </table:table-cell>
          <table:table-cell table:formula="of:=[.C98]*[.$F$1]" office:value-type="float" office:value="882" calcext:value-type="float">
            <text:p>882,00</text:p>
          </table:table-cell>
          <table:table-cell table:formula="of:=([.E97]-[.G97])+[.D98]" office:value-type="float" office:value="965.000000000004" calcext:value-type="float">
            <text:p>965,00</text:p>
          </table:table-cell>
          <table:table-cell table:style-name="Default" table:formula="of:=[.F97]+MAX(0;FLOOR([.E98]/(CEILING([.$B$2]/[.$B$1])*[.$B$1])-[.$I$1]))" office:value-type="float" office:value="93" calcext:value-type="float">
            <text:p>93</text:p>
          </table:table-cell>
          <table:table-cell table:formula="of:=IF([.F98]&gt;0;MIN(1;FLOOR([.E98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B98]-[.C98])+[.$B$1]*[.$F$2]" office:value-type="float" office:value="621.49659863946" calcext:value-type="float">
            <text:p>621,50</text:p>
          </table:table-cell>
          <table:table-cell table:formula="of:=FLOOR([.B99]/[.$B$2])*[.$B$2]" office:value-type="float" office:value="480" calcext:value-type="float">
            <text:p>480</text:p>
          </table:table-cell>
          <table:table-cell table:formula="of:=[.C99]*[.$F$1]" office:value-type="float" office:value="441" calcext:value-type="float">
            <text:p>441,00</text:p>
          </table:table-cell>
          <table:table-cell table:formula="of:=([.E98]-[.G98])+[.D99]" office:value-type="float" office:value="894.000000000004" calcext:value-type="float">
            <text:p>894,00</text:p>
          </table:table-cell>
          <table:table-cell table:style-name="Default" table:formula="of:=[.F98]+MAX(0;FLOOR([.E99]/(CEILING([.$B$2]/[.$B$1])*[.$B$1])-[.$I$1]))" office:value-type="float" office:value="94" calcext:value-type="float">
            <text:p>94</text:p>
          </table:table-cell>
          <table:table-cell table:formula="of:=IF([.F99]&gt;0;MIN(1;FLOOR([.E99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B99]-[.C99])+[.$B$1]*[.$F$2]" office:value-type="float" office:value="698.775510204086" calcext:value-type="float">
            <text:p>698,78</text:p>
          </table:table-cell>
          <table:table-cell table:formula="of:=FLOOR([.B100]/[.$B$2])*[.$B$2]" office:value-type="float" office:value="480" calcext:value-type="float">
            <text:p>480</text:p>
          </table:table-cell>
          <table:table-cell table:formula="of:=[.C100]*[.$F$1]" office:value-type="float" office:value="441" calcext:value-type="float">
            <text:p>441,00</text:p>
          </table:table-cell>
          <table:table-cell table:formula="of:=([.E99]-[.G99])+[.D100]" office:value-type="float" office:value="823.000000000004" calcext:value-type="float">
            <text:p>823,00</text:p>
          </table:table-cell>
          <table:table-cell table:style-name="Default" table:formula="of:=[.F99]+MAX(0;FLOOR([.E100]/(CEILING([.$B$2]/[.$B$1])*[.$B$1])-[.$I$1]))" office:value-type="float" office:value="95" calcext:value-type="float">
            <text:p>95</text:p>
          </table:table-cell>
          <table:table-cell table:formula="of:=IF([.F100]&gt;0;MIN(1;FLOOR([.E100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B100]-[.C100])+[.$B$1]*[.$F$2]" office:value-type="float" office:value="776.054421768712" calcext:value-type="float">
            <text:p>776,05</text:p>
          </table:table-cell>
          <table:table-cell table:formula="of:=FLOOR([.B101]/[.$B$2])*[.$B$2]" office:value-type="float" office:value="480" calcext:value-type="float">
            <text:p>480</text:p>
          </table:table-cell>
          <table:table-cell table:formula="of:=[.C101]*[.$F$1]" office:value-type="float" office:value="441" calcext:value-type="float">
            <text:p>441,00</text:p>
          </table:table-cell>
          <table:table-cell table:formula="of:=([.E100]-[.G100])+[.D101]" office:value-type="float" office:value="752.000000000004" calcext:value-type="float">
            <text:p>752,00</text:p>
          </table:table-cell>
          <table:table-cell table:style-name="Default" table:formula="of:=[.F100]+MAX(0;FLOOR([.E101]/(CEILING([.$B$2]/[.$B$1])*[.$B$1])-[.$I$1]))" office:value-type="float" office:value="96" calcext:value-type="float">
            <text:p>96</text:p>
          </table:table-cell>
          <table:table-cell table:formula="of:=IF([.F101]&gt;0;MIN(1;FLOOR([.E101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B101]-[.C101])+[.$B$1]*[.$F$2]" office:value-type="float" office:value="853.333333333338" calcext:value-type="float">
            <text:p>853,33</text:p>
          </table:table-cell>
          <table:table-cell table:formula="of:=FLOOR([.B102]/[.$B$2])*[.$B$2]" office:value-type="float" office:value="480" calcext:value-type="float">
            <text:p>480</text:p>
          </table:table-cell>
          <table:table-cell table:formula="of:=[.C102]*[.$F$1]" office:value-type="float" office:value="441" calcext:value-type="float">
            <text:p>441,00</text:p>
          </table:table-cell>
          <table:table-cell table:formula="of:=([.E101]-[.G101])+[.D102]" office:value-type="float" office:value="681.000000000004" calcext:value-type="float">
            <text:p>681,00</text:p>
          </table:table-cell>
          <table:table-cell table:style-name="Default" table:formula="of:=[.F101]+MAX(0;FLOOR([.E102]/(CEILING([.$B$2]/[.$B$1])*[.$B$1])-[.$I$1]))" office:value-type="float" office:value="97" calcext:value-type="float">
            <text:p>97</text:p>
          </table:table-cell>
          <table:table-cell table:formula="of:=IF([.F102]&gt;0;MIN(1;FLOOR([.E102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B102]-[.C102])+[.$B$1]*[.$F$2]" office:value-type="float" office:value="930.612244897964" calcext:value-type="float">
            <text:p>930,61</text:p>
          </table:table-cell>
          <table:table-cell table:formula="of:=FLOOR([.B103]/[.$B$2])*[.$B$2]" office:value-type="float" office:value="480" calcext:value-type="float">
            <text:p>480</text:p>
          </table:table-cell>
          <table:table-cell table:formula="of:=[.C103]*[.$F$1]" office:value-type="float" office:value="441" calcext:value-type="float">
            <text:p>441,00</text:p>
          </table:table-cell>
          <table:table-cell table:formula="of:=([.E102]-[.G102])+[.D103]" office:value-type="float" office:value="610.000000000004" calcext:value-type="float">
            <text:p>610,00</text:p>
          </table:table-cell>
          <table:table-cell table:style-name="Default" table:formula="of:=[.F102]+MAX(0;FLOOR([.E103]/(CEILING([.$B$2]/[.$B$1])*[.$B$1])-[.$I$1]))" office:value-type="float" office:value="98" calcext:value-type="float">
            <text:p>98</text:p>
          </table:table-cell>
          <table:table-cell table:formula="of:=IF([.F103]&gt;0;MIN(1;FLOOR([.E103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B103]-[.C103])+[.$B$1]*[.$F$2]" office:value-type="float" office:value="1007.89115646259" calcext:value-type="float">
            <text:p>1.007,89</text:p>
          </table:table-cell>
          <table:table-cell table:formula="of:=FLOOR([.B104]/[.$B$2])*[.$B$2]" office:value-type="float" office:value="960" calcext:value-type="float">
            <text:p>960</text:p>
          </table:table-cell>
          <table:table-cell table:formula="of:=[.C104]*[.$F$1]" office:value-type="float" office:value="882" calcext:value-type="float">
            <text:p>882,00</text:p>
          </table:table-cell>
          <table:table-cell table:formula="of:=([.E103]-[.G103])+[.D104]" office:value-type="float" office:value="980.000000000004" calcext:value-type="float">
            <text:p>980,00</text:p>
          </table:table-cell>
          <table:table-cell table:style-name="Default" table:formula="of:=[.F103]+MAX(0;FLOOR([.E104]/(CEILING([.$B$2]/[.$B$1])*[.$B$1])-[.$I$1]))" office:value-type="float" office:value="99" calcext:value-type="float">
            <text:p>99</text:p>
          </table:table-cell>
          <table:table-cell table:formula="of:=IF([.F104]&gt;0;MIN(1;FLOOR([.E104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104]-[.C104])+[.$B$1]*[.$F$2]" office:value-type="float" office:value="605.170068027216" calcext:value-type="float">
            <text:p>605,17</text:p>
          </table:table-cell>
          <table:table-cell table:formula="of:=FLOOR([.B105]/[.$B$2])*[.$B$2]" office:value-type="float" office:value="480" calcext:value-type="float">
            <text:p>480</text:p>
          </table:table-cell>
          <table:table-cell table:formula="of:=[.C105]*[.$F$1]" office:value-type="float" office:value="441" calcext:value-type="float">
            <text:p>441,00</text:p>
          </table:table-cell>
          <table:table-cell table:formula="of:=([.E104]-[.G104])+[.D105]" office:value-type="float" office:value="909.000000000004" calcext:value-type="float">
            <text:p>909,00</text:p>
          </table:table-cell>
          <table:table-cell table:style-name="Default" table:formula="of:=[.F104]+MAX(0;FLOOR([.E105]/(CEILING([.$B$2]/[.$B$1])*[.$B$1])-[.$I$1]))" office:value-type="float" office:value="100" calcext:value-type="float">
            <text:p>100</text:p>
          </table:table-cell>
          <table:table-cell table:formula="of:=IF([.F105]&gt;0;MIN(1;FLOOR([.E105]/[.$B$1]))*[.$B$1];0)" office:value-type="float" office:value="512" calcext:value-type="float">
            <text:p>512</text:p>
          </table:table-cell>
          <table:table-cell table:number-columns-repeated="57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.00.0000</text:date>, <text:time style:data-style-name="N2" text:time-value="09:27:28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6T06:42:18.834000000</meta:creation-date>
    <dc:date>2020-08-06T11:09:11.075000000</dc:date>
    <meta:editing-duration>PT44M31S</meta:editing-duration>
    <meta:editing-cycles>3</meta:editing-cycles>
    <meta:generator>LibreOffice/6.4.4.2$Windows_X86_64 LibreOffice_project/3d775be2011f3886db32dfd395a6a6d1ca2630ff</meta:generator>
    <meta:document-statistic meta:table-count="1" meta:cell-count="729" meta:object-count="0"/>
  </office:meta>
</office:document-meta>
</file>